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1" table:default-cell-style-name="pd1"/>
        <table:table-column table:style-name="co1" table:number-columns-repeated="5" table:default-cell-style-name="Default"/>
        <table:table-row table:style-name="ro1">
          <table:table-cell office:value-type="string" calcext:value-type="string">
            <text:p>Annotations</text:p>
          </table:table-cell>
          <table:table-cell table:style-name="Default"/>
          <table:table-cell table:style-name="pd1" office:value-type="string" calcext:value-type="string">
            <text:p>Topic</text:p>
          </table:table-cell>
          <table:table-cell table:style-name="pd1" office:value-type="string" calcext:value-type="string">
            <text:p>Count</text:p>
          </table:table-cell>
          <table:table-cell table:style-name="pd1" office:value-type="string" calcext:value-type="string">
            <text:p>Name</text:p>
          </table:table-cell>
          <table:table-cell table:style-name="pd1" office:value-type="string" calcext:value-type="string">
            <text:p>Representation</text:p>
          </table:table-cell>
          <table:table-cell table:style-name="pd1" office:value-type="string" calcext:value-type="string">
            <text:p>Representative_Docs</text:p>
          </table:table-cell>
        </table:table-row>
        <table:table-row table:style-name="ro1">
          <table:table-cell office:value-type="string" calcext:value-type="string">
            <text:p>Yes first 2 </text:p>
          </table:table-cell>
          <table:table-cell office:value-type="float" office:value="0" calcext:value-type="float">
            <text:p>0</text:p>
          </table:table-cell>
          <table:table-cell office:value-type="float" office:value="-1" calcext:value-type="float">
            <text:p>-1</text:p>
          </table:table-cell>
          <table:table-cell office:value-type="float" office:value="1001" calcext:value-type="float">
            <text:p>1001</text:p>
          </table:table-cell>
          <table:table-cell office:value-type="string" calcext:value-type="string">
            <text:p>-1_would_work_like_one</text:p>
          </table:table-cell>
          <table:table-cell office:value-type="string" calcext:value-type="string">
            <text:p>['would', 'work', 'like', 'one', 'project', 'get', 'good', 'job', 'know', 'im', 'company', 'time', 'software', 'want', 'help', 'it', 'need', 'web', 'code', 'people']</text:p>
          </table:table-cell>
          <table:table-cell office:value-type="string" calcext:value-type="string">
            <text:p>['I\'m currently working small business 18 people. company sole proprietorship, owner works everyday. combination software development IT, employee responsibilities, skills perform them. might expect, owner manager know little development IT. Even so, given little latitude job. owner especially hostile toward solutions ideas. However, generally held responsible things fail, even specifically forewarned issue needed attention. typical small businesses? deal bosses (or clients) want either micro-manage every aspect do, even understand it, ask results vetoing proposals? example, develop internal software. poorly designed mess Access VBA code, business programmer perspective. Whenever requested make change, never presented goal problem. never given requirements changes. Instead told changes implement, order "add three new buttons, one green, one red, one blue!". never seem want talk trying accomplish, get frustrated try understand "big picture". Often, suggest even viable solution. get onto reasonable development model, present requirements business problem looking solve, come best solution, works data? One one hand, feel like paid ask do, hand, feel like, DBA, also responsible data, developer, responsible software function properly. doubt issue trust -- keys full physical access property 24/7. also understand full access control data, even confidential data, need it. trust snoop private records, even though ability to. pretty usual System Administrators. understand, uncommon small business situation. others deal it? Thanks reading! --Joshua', 'First cannot say certain. However pick points could improve. Also, opinions potential employers may opinions. vgrigor1 wrote: find position programmer field C++, MFC ATL, DCOM, DBMS,XML, Client/Server 2,3 tier, LAN/Internet programming Personally like programmer, think "software developer" better description. get chance tailor CV employer say "C++ Software developer" whatever depending job going for. Also, 8 years experience, inserting word "senior" might also appear better. Finally, section, list fields large. potential employer recuitment agency going think: "We jobs that." So, try taylor individual application, can\'t list important one two. vgrigor1 wrote: Microsoft Certification: ...SCORE - 860 540 pass 1000 total. section verbose. give name number exam. Also, I\'m MCSD, score line make sense me. get 860 1000, so, 540 mean? vgrigor1 wrote: EMPLOYMENT HISTORY section mostly lists technology used job. actually say much job itself. going permanent position (and looking relocate guess are) need give duties reponsibilities. Also, mix verb tenses make little jarring read. e.g. "System data gathering, analyzing" Vs. "Provided COM subsystems". Personally, would prefer first example changed "Gathered analysed..." showing past-action-now-completed potential employers like see complete stuff (even subconsious level). present continuous tense (-ing endings) make sound like still working end date somewhat fuzzy. vgrigor1 wrote: please note preferable specializations Re-read CV small errors like this. "is" ==&gt; "are" word "specializations" plural verb match noun refers to. vgrigor1 wrote: FOREIGN LANGUAGES: Fluent English potential employer (if English speaking country). I\'d change read "LANGUAGES: English, Russian" (I\'m assuming first language) Finally - think make much difference, people really picky this. CV written American English. applying English speaking countries, like Britain, might reject using wrong dialect. Although field computing terms use American spellings regardless geography. may apply, BUT, aware geography. said want get job US England. may applied rejected companies UK England mistake. I\'ve letters addressed address "Edinburgh, England" - lucky postal service England know Edinburgh Scotland. lot people know actually 3 countries island (England, Scotland Wales), collectively known Britain. know specifically England use Britain British, safer run risk offending anyone. want know more? WDevs.com - Open Source Code Hosting, Blogs, FTP, Mail Forums', "means carry C++ although something like VB easier progressed web design. would say though C++ probably marketable road want go down. read profile noticed Business computing course - would also recommend become familiar form SQL Microsoft Oracle. can't recommend books, tend way learn (I used books reference mostly), usually decide project execute project using google web site. give completed project, struggle end make along way learn lot new things. opinion struck gold website enough material learn beginner advanced programming here. One tip would give get good solid understanding OOP. Inheritance, objects, methods, properties, overiding etc. whichever language learn nowadays basis almost certainly OOP. like good old days programming COBOL. fact IMHO understand OOP case picking language comfortable with. use nerdy metaphor learn use force(OOP) light sabre(programming language) flow... could try posting question programming language message boards, code project, well - get lot opinions c#, java etc best languages learn. able make wiser decision. Keep going give things get tough programming. importantly enjoy programming. Best wishes adventures world programming. Guy -- modified 15:43 Thursday 6th September, 2007 always pass failure way success."]</text:p>
          </table:table-cell>
        </table:table-row>
        <table:table-row table:style-name="ro1">
          <table:table-cell office:value-type="string" calcext:value-type="string">
            <text:p>No</text:p>
          </table:table-cell>
          <table:table-cell office:value-type="float" office:value="1" calcext:value-type="float">
            <text:p>1</text:p>
          </table:table-cell>
          <table:table-cell office:value-type="float" office:value="0" calcext:value-type="float">
            <text:p>0</text:p>
          </table:table-cell>
          <table:table-cell office:value-type="float" office:value="348" calcext:value-type="float">
            <text:p>348</text:p>
          </table:table-cell>
          <table:table-cell office:value-type="string" calcext:value-type="string">
            <text:p>0_exam_certification_exams_mcsd</text:p>
          </table:table-cell>
          <table:table-cell office:value-type="string" calcext:value-type="string">
            <text:p>['exam', 'certification', 'exams', 'mcsd', 'mcad', 'microsoft', 'certifications', 'certified', 'net', 'study', 'training', 'get', 'mcts', 'test', 'books', 'mcp', 'experience', 'ms', 'take', 'one']</text:p>
          </table:table-cell>
          <table:table-cell office:value-type="string" calcext:value-type="string">
            <text:p>['exams retired cannot taken anymore. Studying certification books practicing compiler would help career getting better (thru practicing). said before, newest .NET exams also allow take using C++, know .NET those. new C++ would concentrate getting certification. get books help you, books focused exams, use tools language best. sure able find generic VC++ C++ books study from. Also taking look articles CodeProject help. Ask programming questions programming forums here. remember takes alot practice get good things programming same. would waste money exams yet. Get familar every first. Steve Maier, MCSD MCAD MCTS', "MCSD .NET MCDBA Windows 2000 (along non-Microsoft certifications). spent one day preparing exam: scheduled one Monday 10 AM, started studying around noon Sunday let left exam. think people different, experience better study hard shorter period time study many short periods spread long span time. inevitable knowledge lost short study sessions; think knowledge better cemented place taken time. I'm trying say seem suffer loss knowledge fact method, even though would call cramming; fact, much opposite. necessarily recommend one session test, also realize lot knowledge gain studying tests never useful you. seen lots Microsoft-centered shops people ooh ah Microsoft certifications stripe, experience well-known general public (in order descending importance) MCSE MCSA MCDBA MCSD MCAD MCP rest. bottom line computer-related certifications relatively easy achieve (even Cisco certs), they're going hurt chances all, unless really know stuff go technical interview someone know. general, best thing hope certification show level familiarity certain topic. opinion, resume format interview important factors applying new job (although try stay highly certified time). would also bad ten different certifications resume, needless say. would pick two three certifications think hurt have, study intensely short time one go confidently take exams, worry couple years! Good luck job search. Regards, Jeff Varszegi", 'talking old VC6 C++ exams (I hope not) newer .NET 2.0 C++ exams? new .NET exams given choice language exam in. asked beginning exam. .NET 1.1 exams VB C# exam different. looking get Windows, Web, distributed certification? Steve Maier, MCSD MCAD MCTS']</text:p>
          </table:table-cell>
        </table:table-row>
        <table:table-row table:style-name="ro1">
          <table:table-cell office:value-type="string" calcext:value-type="string">
            <text:p>Yes </text:p>
          </table:table-cell>
          <table:table-cell office:value-type="float" office:value="2" calcext:value-type="float">
            <text:p>2</text:p>
          </table:table-cell>
          <table:table-cell office:value-type="float" office:value="1" calcext:value-type="float">
            <text:p>1</text:p>
          </table:table-cell>
          <table:table-cell office:value-type="float" office:value="125" calcext:value-type="float">
            <text:p>125</text:p>
          </table:table-cell>
          <table:table-cell office:value-type="string" calcext:value-type="string">
            <text:p>1_job_programming_years_degree</text:p>
          </table:table-cell>
          <table:table-cell office:value-type="string" calcext:value-type="string">
            <text:p>['job', 'programming', 'years', 'degree', 'im', 'time', 'work', 'skills', 'get', 'project', 'software', 'know', 'good', 'people', 'experience', 'company', 'ive', 'want', 'new', 'like']</text:p>
          </table:table-cell>
          <table:table-cell office:value-type="string" calcext:value-type="string">
            <text:p>["Anonymous12345678 wrote:I led believe would programming 100% job writing documentation you, I'd bring manager diplomatically politely indicate job expectations met. Hopefully manager able move programming position, else may need look alternative employment. careful - programming position current company available, basically flagged potential candidate laid off. Anonymous12345678 wrote:your first programming job first programming job dream come true. joined Digital's XCON[^] group 1987 convinced world's sharpest programmer. (I pretty good student spent waking hours writing code.) Within days (and every week next 7 years), met someone showed nifty programming technique clever solution problem blew mind. DEC exposed life large software company forced mature developer - technically, interfacing teams, understanding software maintainability, defensive coding, end-user satisfaction, requirements analysis, etc. get wrong - (and today) 100% software development. ancillary skills I've picked along way helped tremendously. know located, recommend looking job company whose primary function software development. experience gain years allow eventually move smaller outfit (if choose) bigger influencer product service develop. change employment practical time, take time (away work) write code. LOTS code. Start small utilities maybe game - something know people want use, even better, something wished existed would make job easier. knowledge gain help long run. employer sees value built, expect taken seriously maybe obtain developer position wanted first place. Good luck! /ravi new year resolution: 2048 x 1536 Home | Articles | .NET bits | Freeware ravib(at)ravib(dot)com", 'Greetings! sure many read sigh, question seen dozen times here. going approach hopefully different way, simple question may bit longer usual, core "what here"? reading/lab programming (boardering year). months ago became lot serious intent participate. I\'ve started tackling OOP understanding barrier, studying testing ideas pretty much every night week. non-tech degree (management) little older average programmer new field (30). feel like knowledge progressing well, still quite ready yet. language choice C# based recommendation good friend senior programmer named company (I know community tightly tied together, would rather say where). Needless say, best freind become mentor. work code dress understand code better prepared. feel like still need year learn comprable level casual study rate. However, seeing sort path, found programming more, willingly stepping outside boundaries know see build random items. know moment: Basic class structures, loops, arrays, working base classes C#. gives ability (tied VS developer) create simple functional programs. begin work SQL ADO shortly (probably another month). However, want really start stepping up. think want go applications development based following facts: web development home PHP Javascript well, really ready sort versatility yet. realized need keep focused .Net group languages while. order, intend expand C# development skills much primary goal, following SQL(T-SQL), ADO, ASP respective .Net form. basically semi-functional beginner. hoping people could give ideas, part challenge discovered beginning programmer stuck middle place. little advanced basic stuff like loops, beginning classes good me, advanced classes still range. want get code! Play QA something get real time start developing. understand people graduate college little theoretical understanding programming concepts, although sure many popped womb pros, please take insult. I\'m rapid learner, ask twice. sources start develop additional applications, would appreciate it. ideas simply complex enough challenge anymore (you can\'t create something greater yourself, way told me), honestly friend better things life always answer questions design stuff do. heard suggestions elance things like that, search there, want pros like guys (as would too), really except get job done (the point outsourcing). again, thoughts me, good bad, accepted appreciated. want get get job end, point way churn code. Thanks help Beginning Programmer - Still learning much possible.', 'Hello, hope I\'m posting place ok discussion question/answer. know question receive opinionated responses necessarily regardless, something really would like ask people already working field. got developer\'s position years ago quite stressful me. feel I\'m intelligent person, like technology, video games, programming etc. passion programming although sometimes find fading try remain optimistic. interviewed position made effort oversell myself. upfront honest knew know. provided code examples worked took test assigned hired. position supposed entry level position. first really excited. happy finally developer. wanted learn much could. necessarily want stay company happy got position wanted learn could here. Problems soon arose problems I\'m trying get insight industry see job life like programmers outside little world/company. company work fortune 500 company, huge, place, international, they\'re everywhere know promise, prefer say though privacy reasons. said, happy get "entry level" programming position huge company cause knew would great learning experience. soon found relied upon quite heavily little guidance. position, although I\'m required office location, virtual. Meaning, every programmer different location, including supervisors management, (especially management) work home. One pet peeves that, although company laptop, there\'s little collaboration taking place, can\'t work home myself, carry laptop plug office work at. irritates alot, totally cope rest ok. biggest gripe lack collaboration, guidance, communication, give *@!$. given projects, little background information, time via email, it. told ask questions any. majority time, entire time spent one big question. I\'m trying figure out, everyone works? normal hire entry level programmers, provide little guidance/training, assign tasks see they\'ll still hair time said done? something I\'m really honestly curious about. I\'ve 3 years now. I\'ve learned things manage complete projects time process way things managed drive nuts. also long periods time assigned anything. I\'m virtual come office nothing sit. Sitting waiting large majority duties. work life bit roller coaster. There\'s slow incline I\'ll get project information guidance steep drop till reach end... Half time feel me, rest feel place. I\'m get idea programmer\'s daily job life like. often find resources feel like kind lol... laugh strangest funny situation ever in. also find patterns among people, ways thinking among management. Things seem severely lacking. idea grass greener side I\'d like hear see truly case need suck enjoy somehow. give example, given C# project recently, many times past. I\'m fine programming figuring stuff out, enjoy it, times want ask someone question. person working C# project longer us found I\'m pretty much one experience C#... me, entry level programmer hoped position would great learning experience dreaded daily nightmare... best accept deal situations hand try panic hard times. thing is, like like everywhere? I\'m dumb person, need half time simple questions answered can\'t rely group work seems like simply expect Albert Einstein something. there\'s guilt feel knowing feeling like can\'t complete task gets assigned fear failure... ridiculous. elaborate sitting waiting. times I\'ll assigned something, complete it, hear anyone anything days weeks. feels like giant waste time know is. Sometimes assigned anything I\'ll email supervisor say "Hey help anything let know" may may hear back knows long. kind stopped though now, kind enjoy anything work cause tends stressful do. next steps dealing bit longer spending free time coding own, brushing skills, finding new job. another reason ask question want hear may getting into. read thank anything share please do.']</text:p>
          </table:table-cell>
        </table:table-row>
        <table:table-row table:style-name="ro1">
          <table:table-cell office:value-type="string" calcext:value-type="string">
            <text:p>Yes </text:p>
          </table:table-cell>
          <table:table-cell office:value-type="float" office:value="3" calcext:value-type="float">
            <text:p>3</text:p>
          </table:table-cell>
          <table:table-cell office:value-type="float" office:value="2" calcext:value-type="float">
            <text:p>2</text:p>
          </table:table-cell>
          <table:table-cell office:value-type="float" office:value="85" calcext:value-type="float">
            <text:p>85</text:p>
          </table:table-cell>
          <table:table-cell office:value-type="string" calcext:value-type="string">
            <text:p>2_thanks_facebook_comment_thank</text:p>
          </table:table-cell>
          <table:table-cell office:value-type="string" calcext:value-type="string">
            <text:p>['thanks', 'facebook', 'comment', 'thank', 'box', 'user', 'tips', 'sorry', 'login', 'reply', 'guess', 'nan', 'much', 'post', 'question', 'replay', 'clarification', 'member', 'web', 'advice']</text:p>
          </table:table-cell>
          <table:table-cell office:value-type="string" calcext:value-type="string">
            <text:p>["guess depends want do. want actually post facebook need use api. want comment box looks like facebook need write code yourself. 10 types people world, understand binary don't.", 'Thanks reply. Another question, comment box? example facebook API comment box like,reply, stuff it. make user logs normal member reply uses facebook (if use fb comment box), means must modify facebook API? use fb comment box, comment box user.', "got job web developer recently, given web project, first job web developer. client cosmetic company, want create web whose main objective data gathering? basically, kind informative + community like web, gives info like news tips cosmetic, main purpose web community system, want implement forum like system, user post tips comment tips. problem is, originally, company wants, comment post tips user must facebook (facebook REALLY popular country) account. employer, suggest add member system too. confused i've never seen web user comment eihter facebook comment system(with member login). guys think this? tell employer change system back original? way problem have? suggestions?"]</text:p>
          </table:table-cell>
        </table:table-row>
        <table:table-row table:style-name="ro1">
          <table:table-cell office:value-type="string" calcext:value-type="string">
            <text:p>No</text:p>
          </table:table-cell>
          <table:table-cell office:value-type="float" office:value="4" calcext:value-type="float">
            <text:p>4</text:p>
          </table:table-cell>
          <table:table-cell office:value-type="float" office:value="3" calcext:value-type="float">
            <text:p>3</text:p>
          </table:table-cell>
          <table:table-cell office:value-type="float" office:value="78" calcext:value-type="float">
            <text:p>78</text:p>
          </table:table-cell>
          <table:table-cell office:value-type="string" calcext:value-type="string">
            <text:p>3_experience_team_development_net</text:p>
          </table:table-cell>
          <table:table-cell office:value-type="string" calcext:value-type="string">
            <text:p>['experience', 'team', 'development', 'net', 'sql', 'applications', 'aspnet', 'projects', 'software', 'environment', 'web', 'strong', 'server', 'years', 'work', 'looking', 'com', 'email', 'developing', 'contact']</text:p>
          </table:table-cell>
          <table:table-cell office:value-type="string" calcext:value-type="string">
            <text:p>['part CV: submit full CV upon request email is: developpeurdelogiciel gmail dot com OBJECTIVE DOT.NET Developer position growth-oriented company offering opportunity professional career development. SUMMARY QUALIFICATION • Master Degree Computer Science Software Development. • Certified .NET Developer 6 years DOT.NET experience 9 years total experience including international experience • Project Management Business Analysis skills experience • 5 years Oracle experience (including 2 years Oracle administration experience) 5 years MS SQL Server experience. • General knowledge financial sphere (including financial operations: SWAP, Currency SWAP, Forward; work financial markets: Stock market, futures, Forex, etc.), risks assessment, etc. • Excellent knowledge full software life cycle process hands expertise using Agile methodology. ________________________________________ CERTIFICATES MCP 70-316: Developing Implementing Windows-based Applications Microsoft Visual C# .NET Microsoft Visual Studio .NET (Candidate ID: 3636879) MCP 70-315: Developing Implementing Web-based Applications Microsoft Visual C# .NET Microsoft Visual Studio .NET (Candidate ID: 3636879) ISEB Certificate Requirements Engineering EDUCATION BACKGROUND 1994-1999 Orenburg State University, Master Degree Computer Science Information Technologies 1998-1999 Institute Innovations Manager innovative projects 2006 Software Project Management course, delivered Colin Benton Neueda Technology 2006 Business Analysis &amp; Requirements Engineering TECHNICAL SKILLS OPERATING SYSTEMS: Windows 2000/XP/2003, Unix: Solaris 9, AIX, Linux COMPUTER LANGUAGES: C#, VB.NET, PHP, JavaScript, C++, SQL, PL/SQL, XML/XSLT, Delphi TECHNOLOGIES: OOP, UML (Unified Modeling Language), .NET, ADO.NET, Windows Services, Web Services, .NET Remoting, COM, OnceClick, MSMQ INTERNET TECHNOLOGIES: ASP.NET, ASP, CSS RDBMS: Microsoft SQL Server 2000/2005, Oracle 8i/9i, MS Access IDE: MS Visual Studio.NET 2005/2008 (Visual Basic.NET, C# (CSharp), ASP.NET) LIBRARIES: MS Enterprise Library 2006 TOOLS: Visio (UML, etc), MS Wise, IBM Rational Rose 7.0.0, Toad, PL/SQL Developer, Quest Central, MS SourceSafe, MS Foundation Server, Crystal Report. PM TOOLS: Microsoft Project, Project Risk, Project Expert, Construx Estimate. PROJECT MANAGEMENT SKILLS: Estimating scope work needs performed, Development mechanisms acquire identified products, Developing Project Plan, Getting commitments plan, Working suppliers acquire identified products, Monitoring progress plan, Identifying analyzing risks, Taking action address significant deviations plan, Taking action appropriately mitigate risks. BUSINESS ANALYSIS SKILLS: MOST, Recourse Audit, CATWOE, PESTLE, 5-Forces, SWOT, CSF, KPI, PID, Business Activity Modeling, Data Flow Diagrams, cause &amp; effect Diagram (fishbone), Requirements engineering, Requirements Development &amp; Management, Requirements Elicitation Techniques. FINANCIAL SKILLS: General knowledge financial sphere, work financial markets(stock market, futures, forex), rate discount, risks assessment, stock exchange orders, futures, options, obligations, stocks, financial trading indexes, common strategies used trading, financial operations: SWAP, Currency SWAP, Forward, etc. METHODOLOGIES: Agile OTHER: Patterns LANGUAGES English, French, Spanish, Russian', "jaganil wrote:Jagdale Anil Ashok Mobile: +91-9970851751, Email: anil.jagdale@gmail.com ________________________________________ Seeking assignments Software Development / Project Development organization repute. PRÉCIS ? B.E (Computer) Professional 1.5 years experience Software development Microsoft Technology. ? Presently working Software Engineer I.T. Integrated Solution LTD Mumbai ? Comprehensive exposure Microsoft Web Technologies like ASP .Net, C#.Net, Ajax R.c 1,0, HTML, JavaScript etc. ? Ability handle independently projects C#, ASP.NET 2.0, Ajax R.C 1.0 &amp; Crystal Report Sal server back end ? Deft mapping requirements, custom designing solutions troubleshooting complex software &amp; application problems. ? Excellent communication &amp; interpersonal skills proven abilities resolving complex software issues. SKILLS Web Technology : ASP .net, C# .net, XML, HTML, Java Script Database : SQL Server 2000, SQL Server Enterprise Edition – 2005, Access (Installation, Database Creation, Mirroring, Recovery Maintenance) Skill : Ajax R.C 1.0, Crystal Report, upgrading existing web application new Platform,VisualSourceSafe. Operating Systems: Windows, Linux Server : IIS Server, Tomcat Programming Language: C, C++, C#, vb, COBOL, Java Application Blocks: Data Application Blocks, Business Object. Utility Tools : Ms-Office 2003 Professional, MS-Project, VISIO. ORGANIZATIONAL EXPERIENCE Currently associated I.T. Integrated Solution Limited June 2007 I.T. Integrated Solution (www.itisl.com) strong business analysis base business experience spanning 3 continents ranging CRM Solution ERP Solution Distribution, Advertising Media Finance Logistics Management Production Planning. Previously associated Srishti InfoTech Aug 2006 June 2007 Srishti InfoTech strong business analysis ERP E-commerce domain Projects handling I.T Integrated Solution Limited Mumbai ? Title : CRM JP Morgan Duration : August 2007 till date Environment : C#, ASP.Net, Ajax, JavaScript, Crystal Report, Backend – SQL 2000 Team Size : 12 members Role : Team Member Scope : JP Morgan one multinational Finance service providing organization. CRM System acts Administrator J. P Morgan. web based Solution takes care Investor, Distributor Activity. Solution creates various Roles Users like Customer Care executive, Distributors, Investor etc. also maintains status Customer Query, Complaint, Request &amp; Information. also maintain AUM Budget annual profit &amp; loss ? Title : Business Object [BO] Duration : June 2007 August 2007 Environment : C#, ASP.Net, Javascript, Backend – SQL 2000 Team Size : 6 members Role : Team Member Scope : online web portal provides functionality user retrieve Information related JDA. Major modules include web portal Application Status, Member’s List, Tenders, Press Release, Plot details, Lottery details, Land bank details, Mail centre etc. Projects handling srishti InfoTech ? Title : Medical ERP System Duration : August 2006 march 2007 Environment : C# .net, crystal report, JavaScript, Ajax R.c 1.0 SQL Server 2000 Team Size : 6 members Role : Team Member Scope : ERP system acts like administrator pharmaceutical firm. keeps records Suppliers, Distributors Employee company Placing order, creating Invoice, maintaining stock medicines &amp; Calculation Employee Salary Messaging Customer Query &amp; order Intranet. Invoice Report, monthly Employee salary Report ? Title : WorldTiketing Duration : March 2007 May. 2007 Environment : C#, Asp.net JavaScript, Backend – SQL Server 2005 Team Size : 6 members Role : Team member Scope : Worldtiketing E-Commerce project online Buy tickets sports, Music Cultural Events Maintaining Shopping cart &amp; Pay pal Integration Maintain every day sale report Applying different discount scheme . ? Title : Askpune Duration : May 2007 June. 2007 Environment : C#, Asp.Net, JavaScript, Ajax RC 1.0, SQL Server 2000, Team Size : 6 members Role : Team Lead Scope : Askpune ecommerce project online buy stuff Maintain sale Report Integrate Pay pal Payment gateway Applying different discount scheme Projects Title : Ubiquitous Health Care System (Final Year) Environment: VB6 Nokia PC Component 8051 Assembly Language Team Size : 4 members Role : Group Lead Scope: Users Remotely On/Off Appliance Health Care System User Remotely Exam Status Patient. User send SMS Server it’ Cell Phone. Title : Automobile Information System (Third Year) Environment: - Visual Basic 6.0, MS-Access Team Size : 1 member Role : - Scope: It’s used Auto Showrooms view type vehicles, Inventory vehicles, Add showing demo new vehicle, Compare vehicle available future . ACADEMIC CREDENTIALS Qualification University Year Percentage Class B.E. Computer Pune University 2006 64.87% First Class H.S.C Maharashtra Board 2002 65.67% First class S.S.C. Maharashtra Board 2000 64.40 % First class PERSONAL PROFILE Date Birth : 27th may, 1985 Current Address : 29/1985, Abhudaya nagar, kalaChowki, Dadar [East], Mumbai- 400033 Permanent Address : 19, Phoenix, Bharatgaon, Near Uruli Kanchan Pune - 412214, Maharashtra hereby declare details true correct best knowledge. would pleasure working firm. site CV-pimping. So, what's experience? salad, meat.", 'Jagdale Anil Ashok Mobile: +91-9970851751, Email: anil.jagdale@gmail.com ________________________________________ Seeking assignments Software Development / Project Development organization repute. PRÉCIS ? B.E (Computer) Professional 1.5 years experience Software development Microsoft Technology. ? Presently working Software Engineer I.T. Integrated Solution LTD Mumbai ? Comprehensive exposure Microsoft Web Technologies like ASP .Net, C#.Net, Ajax R.c 1,0, HTML, JavaScript etc. ? Ability handle independently projects C#, ASP.NET 2.0, Ajax R.C 1.0 &amp; Crystal Report Sal server back end ? Deft mapping requirements, custom designing solutions troubleshooting complex software &amp; application problems. ? Excellent communication &amp; interpersonal skills proven abilities resolving complex software issues. SKILLS Web Technology : ASP .net, C# .net, XML, HTML, Java Script Database : SQL Server 2000, SQL Server Enterprise Edition – 2005, Access (Installation, Database Creation, Mirroring, Recovery Maintenance) Skill : Ajax R.C 1.0, Crystal Report, upgrading existing web application new Platform,VisualSourceSafe. Operating Systems: Windows, Linux Server : IIS Server, Tomcat Programming Language: C, C++, C#, vb, COBOL, Java Application Blocks: Data Application Blocks, Business Object. Utility Tools : Ms-Office 2003 Professional, MS-Project, VISIO. ORGANIZATIONAL EXPERIENCE Currently associated I.T. Integrated Solution Limited June 2007 I.T. Integrated Solution (www.itisl.com) strong business analysis base business experience spanning 3 continents ranging CRM Solution ERP Solution Distribution, Advertising Media Finance Logistics Management Production Planning. Previously associated Srishti InfoTech Aug 2006 June 2007 Srishti InfoTech strong business analysis ERP E-commerce domain Projects handling I.T Integrated Solution Limited Mumbai ? Title : CRM JP Morgan Duration : August 2007 till date Environment : C#, ASP.Net, Ajax, JavaScript, Crystal Report, Backend – SQL 2000 Team Size : 12 members Role : Team Member Scope : JP Morgan one multinational Finance service providing organization. CRM System acts Administrator J. P Morgan. web based Solution takes care Investor, Distributor Activity. Solution creates various Roles Users like Customer Care executive, Distributors, Investor etc. also maintains status Customer Query, Complaint, Request &amp; Information. also maintain AUM Budget annual profit &amp; loss ? Title : Business Object [BO] Duration : June 2007 August 2007 Environment : C#, ASP.Net, Javascript, Backend – SQL 2000 Team Size : 6 members Role : Team Member Scope : online web portal provides functionality user retrieve Information related JDA. Major modules include web portal Application Status, Member’s List, Tenders, Press Release, Plot details, Lottery details, Land bank details, Mail centre etc. Projects handling srishti InfoTech ? Title : Medical ERP System Duration : August 2006 march 2007 Environment : C# .net, crystal report, JavaScript, Ajax R.c 1.0 SQL Server 2000 Team Size : 6 members Role : Team Member Scope : ERP system acts like administrator pharmaceutical firm. keeps records Suppliers, Distributors Employee company Placing order, creating Invoice, maintaining stock medicines &amp; Calculation Employee Salary Messaging Customer Query &amp; order Intranet. Invoice Report, monthly Employee salary Report ? Title : WorldTiketing Duration : March 2007 May. 2007 Environment : C#, Asp.net JavaScript, Backend – SQL Server 2005 Team Size : 6 members Role : Team member Scope : Worldtiketing E-Commerce project online Buy tickets sports, Music Cultural Events Maintaining Shopping cart &amp; Pay pal Integration Maintain every day sale report Applying different discount scheme . ? Title : Askpune Duration : May 2007 June. 2007 Environment : C#, Asp.Net, JavaScript, Ajax RC 1.0, SQL Server 2000, Team Size : 6 members Role : Team Lead Scope : Askpune ecommerce project online buy stuff Maintain sale Report Integrate Pay pal Payment gateway Applying different discount scheme Projects Title : Ubiquitous Health Care System (Final Year) Environment: VB6 Nokia PC Component 8051 Assembly Language Team Size : 4 members Role : Group Lead Scope: Users Remotely On/Off Appliance Health Care System User Remotely Exam Status Patient. User send SMS Server it’ Cell Phone. Title : Automobile Information System (Third Year) Environment: - Visual Basic 6.0, MS-Access Team Size : 1 member Role : - Scope: It’s used Auto Showrooms view type vehicles, Inventory vehicles, Add showing demo new vehicle, Compare vehicle available future . ACADEMIC CREDENTIALS Qualification University Year Percentage Class B.E. Computer Pune University 2006 64.87% First Class H.S.C Maharashtra Board 2002 65.67% First class S.S.C. Maharashtra Board 2000 64.40 % First class PERSONAL PROFILE Date Birth : 27th may, 1985 Current Address : 29/1985, Abhudaya nagar, kalaChowki, Dadar [East], Mumbai- 400033 Permanent Address : 19, Phoenix, Bharatgaon, Near Uruli Kanchan Pune - 412214, Maharashtra hereby declare details true correct best knowledge. would pleasure working firm. modified Wednesday, February 27, 2008 8:44']</text:p>
          </table:table-cell>
        </table:table-row>
        <table:table-row table:style-name="ro1">
          <table:table-cell office:value-type="string" calcext:value-type="string">
            <text:p>No</text:p>
          </table:table-cell>
          <table:table-cell office:value-type="float" office:value="5" calcext:value-type="float">
            <text:p>5</text:p>
          </table:table-cell>
          <table:table-cell office:value-type="float" office:value="4" calcext:value-type="float">
            <text:p>4</text:p>
          </table:table-cell>
          <table:table-cell office:value-type="float" office:value="74" calcext:value-type="float">
            <text:p>74</text:p>
          </table:table-cell>
          <table:table-cell office:value-type="string" calcext:value-type="string">
            <text:p>4_file_error_files_folder</text:p>
          </table:table-cell>
          <table:table-cell office:value-type="string" calcext:value-type="string">
            <text:p>['file', 'error', 'files', 'folder', 'end', 'data', 'name', 'application', 'dim', 'using', 'uninstall', 'smsghead', 'msi', 'create', 'installer', 'access', 'open', 'sub', 'event', 'click']</text:p>
          </table:table-cell>
          <table:table-cell office:value-type="string" calcext:value-type="string">
            <text:p>["asp.net 2.0 intranet web application provides listing files file server. intranet site runs server files. Everyone access files via W:/ drive. issue we're trying fix want user able click link within application local file file server (instead download it) files quite large. tried using basic link = file///w:/test.zip security issues browser. best way get around this?", 'ways modify certain types files uninstall roll back changes uninstall, require intimate knowledge msi architecture beyond scope VS IDE. So, yes, best option create custom action. However, exact procedure choose depends lot type file working kind chnages plan make. example, plan create custom action using Installer class, may always get results expect. Suppose decide simple approach create Installer class custom action copies file question temporary location simply copies back Common folder uninstall. work expect, Installer class based custom actions run end install. means original file already replaced installation, would happen would copy new file temporary copy, restore new file again, effectively accomplishing nothing different marking file permanent. alternative would simply install file all. Instead write custom action amends existing file changes, removes changes amended file uninstall. approach viable file simple text file etc. would pretty difficult implement file binary. Depending exactly need do, may need embed custom action DLL rather using NET Installer class. lot flexible approach - example control exactly custom action executes, limited action always runs end sequence. Post details maybe offer specific suggestions.', "first time used msi customer working like believe not. created msi package works fine installing problem removing it. changing existing file target machine new amended one created (The file common files folder). uninstall file gets deleted, change property 'permenant' true remains still contains changes made. way automatically set within IDE, create bit code remove changes made file custom actions? help/suggestions much appreciated"]</text:p>
          </table:table-cell>
        </table:table-row>
        <table:table-row table:style-name="ro1">
          <table:table-cell office:value-type="string" calcext:value-type="string">
            <text:p>Yes first 2 </text:p>
          </table:table-cell>
          <table:table-cell office:value-type="float" office:value="6" calcext:value-type="float">
            <text:p>6</text:p>
          </table:table-cell>
          <table:table-cell office:value-type="float" office:value="5" calcext:value-type="float">
            <text:p>5</text:p>
          </table:table-cell>
          <table:table-cell office:value-type="float" office:value="62" calcext:value-type="float">
            <text:p>62</text:p>
          </table:table-cell>
          <table:table-cell office:value-type="string" calcext:value-type="string">
            <text:p>5_framework_virtual_net_20</text:p>
          </table:table-cell>
          <table:table-cell office:value-type="string" calcext:value-type="string">
            <text:p>['framework', 'virtual', 'net', '20', 'birdyx', 'birdyy', 'java', 'gdrawimagebird', 'foxpro', 'break', 'aspnet', 'vb6', '45', 'bob', 'menu', '60', 'page', 'vb', 'ip', 'application']</text:p>
          </table:table-cell>
          <table:table-cell office:value-type="string" calcext:value-type="string">
            <text:p>["I've made shift VFP couple yrs ago. First Java. moved another company within industry using C#. couple observations based experience: 1) fact code behind form biggest, even big hurdle jump over. problems understanding method wanted call separate class even separate DLL. 2) Things different enough take sometime get everyone page: a) Inheritance/Polymorphism - possible get functionality Foxpro, difficulty one depends crew work with. things I've seen get hung Encapsulation, Interfaces. Good class design many get hung on. I've examples new dotnet adding methods manipulate customer class order class, etc. b) Data Handling - There's big, big difference data handling .net Foxpro. people still clinging VFP think that's tool handles data correctly. Good luck one. c) Collections - VFP arrays. find use collections whole lot ever used arrays Foxpro. Something found useful would fairly simple app, enough complexity give enough cover 3 days. order form customer information. data stored database.", "agree. right core issue encapulation. seem lot class libs developed reuse another factor. guys (and one gal - boss!) long time FoxPro developers, reasonable open change. one dragging feet way, challenge moving .NET continuing support large VFP application base organization. trick starting low enough level give everyone good foundation without insulting anyone's intelligence. complicate things bit more, plan also incorporate third party business object framework development mix. One tasks evaluate framework. Somethings like, don't, big factor framework developer uses untyped DataSets back business object layer. problem approach, see good grasp ADO.NET, DataSets, etc. important understanding framework functions using effectively. little uncomfortable folks blindly using framework without understanding ADO.NET core. may tackle .NET , C# VS basis first three days cover ADO.NET detail later. Tim", 'Hello first java game simple easy. written code wondering anyone would help making suggestions could clean inefficiences program recode make run smoother efficiently. help greatly appreciated thanks advance. code (NB:The code quite short please take time read help me) import java.awt.*; import java.applet.*; import java.awt.event.MouseListener; import java.awt.event.MouseEvent; public class Hunt extends Applet implements MouseListener{ Image background, bird; int spike; int birdyX, birdyY; int x,y; int score, darts; public void init() { darts = 10; background = getImage(getCodeBase(), "graphics/background.gif"); bird = getImage(getCodeBase(), "graphics/bird.gif"); addMouseListener(this); } public void mouseClicked(MouseEvent e) { x = e.getX(); = e.getY(); darts = darts-1; (((x &lt; birdyX+45) &amp;&amp; (x &gt; birdyX)) &amp;&amp; ((y &lt; birdyY+45) &amp;&amp; (y &gt; birdyY))) score = score + 1; repaint(); } public void mouseReleased (MouseEvent e) {}; public void mouseEntered (MouseEvent e) {}; public void mouseExited (MouseEvent e) {}; public void mousePressed (MouseEvent e) {}; public void paint (Graphics g) { g.drawImage(background,0,0, this); spike = (int)(Math.random()*10); switch (spike) { case 0: { g.drawImage(bird, 130, 250, 60, 45, this); birdyX = 130; birdyY = 250; break; } case 1: { g.drawImage(bird, 10, 25, 60, 45, this); birdyX = 10; birdyY = 25; break; } case 2: { g.drawImage(bird, 450, 275, 60, 45, this); birdyX = 450; birdyY = 275; break; } case 3: { g.drawImage(bird, 123, 450, 60, 45, this); birdyX = 123; birdyY = 450; break; } case 4: { g.drawImage(bird, 541, 310, 60, 45, this); birdyX = 541; birdyY = 310; break; } case 5: { g.drawImage(bird, 61, 345, 60, 45, this); birdyX = 61; birdyY = 345; break; } case 6: { g.drawImage(bird, 480, 360, 60, 45, this); birdyX = 480; birdyY = 360; break; } case 7: { g.drawImage(bird, 465, 329, 60, 45, this); birdyX = 465; birdyY = 329; break; } case 8: { g.drawImage(bird, 100, 200, 60, 45, this); birdyX = 100; birdyY = 200; break; } case 9: { g.drawImage(bird, 365, 220, 60, 45, this); birdyX = 365; birdyY = 220; break; } } (darts == 0) { g.setFont(new Font("Goudy Stoout", Font.BOLD, 14)); g.setColor(new Color(255,0,0)); g.drawString("Darts Remaining "+darts, 20, 20); g.drawString("Your score "+ score, 150, 20); } g.setFont(new Font("serif", Font.BOLD,14)); g.setColor(new Color(255,0,0)); g.drawString("Darts remaining "+darts, 20 ,20); g.drawString("Your score "+score,150, 20); } }']</text:p>
          </table:table-cell>
        </table:table-row>
        <table:table-row table:style-name="ro1">
          <table:table-cell office:value-type="string" calcext:value-type="string">
            <text:p>No</text:p>
          </table:table-cell>
          <table:table-cell office:value-type="float" office:value="7" calcext:value-type="float">
            <text:p>7</text:p>
          </table:table-cell>
          <table:table-cell office:value-type="float" office:value="6" calcext:value-type="float">
            <text:p>6</text:p>
          </table:table-cell>
          <table:table-cell office:value-type="float" office:value="58" calcext:value-type="float">
            <text:p>58</text:p>
          </table:table-cell>
          <table:table-cell office:value-type="string" calcext:value-type="string">
            <text:p>6_visual_kreskowiak_dave_mvp</text:p>
          </table:table-cell>
          <table:table-cell office:value-type="string" calcext:value-type="string">
            <text:p>['visual', 'kreskowiak', 'dave', 'mvp', 'posting', 'codeproject', '2007', '2006', 'guide', 'basic', 'questions', 'microsoft', 'developer', 'monitor', 'edid', 'almasoul', 'forum', 'call', 'code', 'power']</text:p>
          </table:table-cell>
          <table:table-cell office:value-type="string" calcext:value-type="string">
            <text:p>['Training, Certification Events MSDN[^] guide posting questions CodeProject[^] Dave Kreskowiak Microsoft MVP Visual Developer - Visual Basic 2006, 2007', "That's thinking! guide posting questions CodeProject[^] Dave Kreskowiak Microsoft MVP Visual Developer - Visual Basic 2006, 2007", 'So, Work Training? guide posting questions CodeProject[^] Dave Kreskowiak Microsoft MVP Visual Developer - Visual Basic 2006, 2007']</text:p>
          </table:table-cell>
        </table:table-row>
        <table:table-row table:style-name="ro1">
          <table:table-cell office:value-type="string" calcext:value-type="string">
            <text:p>No</text:p>
          </table:table-cell>
          <table:table-cell office:value-type="float" office:value="8" calcext:value-type="float">
            <text:p>8</text:p>
          </table:table-cell>
          <table:table-cell office:value-type="float" office:value="7" calcext:value-type="float">
            <text:p>7</text:p>
          </table:table-cell>
          <table:table-cell office:value-type="float" office:value="49" calcext:value-type="float">
            <text:p>49</text:p>
          </table:table-cell>
          <table:table-cell office:value-type="string" calcext:value-type="string">
            <text:p>7_forum_post_feeling_deja</text:p>
          </table:table-cell>
          <table:table-cell office:value-type="string" calcext:value-type="string">
            <text:p>['forum', 'post', 'feeling', 'deja', 'before', 'articles', 'view', 'seen', 'article', 'forums', 'issues', 'posts', 'deeming', 'blog', 'site', 'read', 'question', 'nair', 'sreejith', 'published']</text:p>
          </table:table-cell>
          <table:table-cell office:value-type="string" calcext:value-type="string">
            <text:p>["right forum this. forum asking work training issues. Saying that, I'm feeling nice - may want look GhostDoc[^]. Deja View - feeling seen post before. blog | articles", 'sure picked right forum this? forum Work Training issues. Deja View - feeling seen post before. blog | articles | MoXAML PowerToys', 'Work Issues forum. Please try Web development[^] forum instead. Deja View - feeling seen post before.']</text:p>
          </table:table-cell>
        </table:table-row>
        <table:table-row table:style-name="ro1">
          <table:table-cell office:value-type="string" calcext:value-type="string">
            <text:p>Yes </text:p>
          </table:table-cell>
          <table:table-cell office:value-type="float" office:value="9" calcext:value-type="float">
            <text:p>9</text:p>
          </table:table-cell>
          <table:table-cell office:value-type="float" office:value="8" calcext:value-type="float">
            <text:p>8</text:p>
          </table:table-cell>
          <table:table-cell office:value-type="float" office:value="47" calcext:value-type="float">
            <text:p>47</text:p>
          </table:table-cell>
          <table:table-cell office:value-type="string" calcext:value-type="string">
            <text:p>8_resume_pages_cv_resumes</text:p>
          </table:table-cell>
          <table:table-cell office:value-type="string" calcext:value-type="string">
            <text:p>['resume', 'pages', 'cv', 'resumes', 'page', 'name', 'company', 'looking', 'consultant', 'put', 'startend', 'like', 'want', 'first', 'list', 'experience', 'top', 'manager', 'know', 'companies']</text:p>
          </table:table-cell>
          <table:table-cell office:value-type="string" calcext:value-type="string">
            <text:p>["tell helps out. know well it'll work areas/countries (I'm southeastern US btw). First foremost, employers go TON resumes/CVs nowadays. Programmers dime dozen. Now, weed bad ones, that's always easy looking hundred applications. So, top resume needs sales pitch. like see first, even read rest resume. Second. get verbose. lot go through. And, tell much it. Make curious get touch find more. Also, put little think resume/CVs joke. walking fine line, need find it. Third, go interview, timid. employers know want employee like around. selling personality well. Try relax, keep sense professionalism. Make point understand much offer company, words understand (very important). Hope helps. Jeremy Falcon", 'Hello everyone, thank taking time peruse post. looking job another state, troubling economy lot employers hesitant interview candidates state fear relocation costs. spite fact seeking them, feel like causing hindrance. job boards flooded recruiters searching people well, wonder recruiter harm good given circumstances. said, would like hear tips transitioning states. Also, regards creative resumes guys think old classic boiler plate resume way go think substance adding little bit color background resume? Something like website example (Minus adds unless sell adspace resume?). Something like simple menu across top containing name, address, etc... maybe left nav style bar well. ideas completely weak, let know. think something little artful would eye catching, could suck. senior level programmer trying find ways stand out. thought writing resume interactive program, company would run random exe disc got mail might bigger issues. thinking getting 100 resumes disc portfolio work mailing hundred companies hoping best. Anyone experiences share? appreciate input, cheers... EA', 'First would like say 9 page resume abit long. like included information company, would find totally needed. could always look old companies see did. Even taking appendices picture, still 3 pages. alot white space look margins rearrange things abit stay 2 pages can. know guy 6 page resume wondering nobody looking suggested making one 2 got job pretty quick. least ppl replied resume. Keep mind people looking resumes going looking ALOT resumes. need make sure go fluff pile think 9 page one almost automatically. course thoughts. Steve Maier, MCSD MCAD']</text:p>
          </table:table-cell>
        </table:table-row>
        <table:table-row table:style-name="ro1">
          <table:table-cell office:value-type="string" calcext:value-type="string">
            <text:p>Yes </text:p>
          </table:table-cell>
          <table:table-cell office:value-type="float" office:value="10" calcext:value-type="float">
            <text:p>10</text:p>
          </table:table-cell>
          <table:table-cell office:value-type="float" office:value="9" calcext:value-type="float">
            <text:p>9</text:p>
          </table:table-cell>
          <table:table-cell office:value-type="float" office:value="45" calcext:value-type="float">
            <text:p>45</text:p>
          </table:table-cell>
          <table:table-cell office:value-type="string" calcext:value-type="string">
            <text:p>9_pay_red_apress_guerilla</text:p>
          </table:table-cell>
          <table:table-cell office:value-type="string" calcext:value-type="string">
            <text:p>['pay', 'red', 'apress', 'guerilla', 'chistopher', 'tactics', 'imperfect', 'company', 'youve', 'duncan', 'author', 'wrote', 'world', 'flag', 'money', 'career', 'go', 'give', 'things', 'could']</text:p>
          </table:table-cell>
          <table:table-cell office:value-type="string" calcext:value-type="string">
            <text:p>['I\'m getting speaking / seminar end things, I\'m kicking around ideas additional sessions. four I\'m teaching upcoming developers conference closely related actual development process, cover requirements gathering, design, estimating QA. problem far, feedback get tells programmers interested sort stuff. However, things personally think critical work business world I\'d like sessions well. invest time trying put together, though, could use feedback whether programmers would actually interested enough make worthwhile. Here\'s things I\'m thinking - Interviewing skills: I\'ve hired lot people years, amazing basic stuff seem common knowledge among applicants. lot programmers think technical skills matters, fact, one small part getting gig. I\'m thinking type session would probably important mercenaries change jobs lot someone gets gig keeps 5 years, could wrong. Coping company politics: Programmers want anything code, really. However, times get screwed (somebody else got sexy project, raise, office door, Bad Things happened project, etc.) somebody else played politics game well, (or worse still, even want try). Creating projects: would accurately "learning sell ideas management", put word "sell" title watch programmers run door. Nonetheless, I\'ve extended lot contracts cool companies pitched project wanted develop, went it. mind. There\'s along lines. know, know, ain\'t techie sexy like "Learn ASP.NET 24 Minutes!" there\'s lot really top notch guys sort thing already. know years personal experience programmers\' lives would better skills, think anyone would actually go sessions like this? do, ideas working class programmers would see need for? end, matter cool useful session unless people actually sign it. want burn midnight oil project unless chance useful. guys real programmers making living. figure good reality check... Chistopher Duncan Author - Career Programmer: Guerilla Tactics Imperfect World (Apress)', "CP Regular wrote: far 2002 I've received single paycheck roughly 1/5 worked. 2001 shorted 1/2 money owed. helluva lot nicer guy am, I'll give that. Programming passion, also livelihood. Screw money once, trying teach Cocker Spanial debug code that's left behind. money - coding. Period. pay I'm owed, precisely agreed upon dates, never even know there's problem wake one day I'm simply there. give people like fair warning, they'll try make life difficult every time. can't trust something fundamental money, can't trust all. CP Regular wrote: I've got wacky idea maybe start business Well, afford financial gamble, I'd say go it. advised startups huge risk. mortality rate first year business failures extremely high. Nonetheless, many done succeeded. owned software company several years early 90s. get rich, made decent living terms. say start business unless go without income first year (that's extreme might think). you? not, rolling dice ability eat pay rent. course, additional option simply get another job - one pays time, without question. Start new company side, spare time. pay bills, make transition. maintaining business relationships current employer, ask question - hard get payment time now, every day, much harder going get invoices paid he's customer? words, what, nuts? depend money get programming pay bills eat, screw guy write code want write, fun it. depend money make programmer, screw guy quietly go find another job. quietly? point terminating one source income another replace it. dishonor self defense. record, true I'm mercenary never play fair play fair me, also believe living working honor integrity. take gig, give 100% (sometimes more) always best act ethically company's best interests. time go (happens sooner later matter good gig is), make sure notice taken care of, leave door open call home I'm gone they're jam code. That's always paid me. past 12 years, I've cover tail couple times. rest exercise good karma - treat right, bend backwards take good care them. couple times? Well, details certainly resume. One thing count on, though. sure give fair warning. That's problem business. Lots absolutely killer programmers there, many know cover tails business world. hate seeing honest talented people get taken advantage of. Perhaps shows... So, how's long? Chistopher Duncan Author - Career Programmer: Guerilla Tactics Imperfect World (Apress)", "“red flags” new hires ignore starting new job? Credit Sevcik, President MathCelebrity Author 2 books Updated Jul 4 Let’s discuss 10 red flags watch within first 3 months job. 3 months gives ample time find. credentials answer: 20+ years corporate America cube farm. Fortune 500, mid-level, start-ups. Ready…Let’s go get it. 1.Has job, first weeks, suddenly morphed something different job role employment contract? And, call management it, use silly phrases like “being flexible”. Congratulations, you’ve found first red flag a.Aside: learn nothing else post, read this: “Flexible” “Team Player” mean work, get paid it. Learn quickly. important thing every morning waking up, looking mirror, able respect yourself. 2.If work job “doer”, developer, builder things, etc., find booked many meetings? congratulations, you’ve discovered red flag. “Doers” many meetings. gasp…they need time actually stuff. management cannot squash early best, you’ve found mismanaged company. 3.In first weeks joining company, notice lots “cliques” keep running “unexpected, unspoken rules?” so, you’ve dug another red flag. a.I remember working company years back, development. interview, crystal clear…”I don’t like filling lot paperwork push code. want code, test quickly, push there.” Alas, 3 weeks getting hired, management “revealed” every code push needs 3 page document filled out, web form filled out, 3 layers approval, get change in. It’s ridiculous. red tape, bigger red flag. 4.Does company push “social-time” hours unnecessary get-togethers? push, mean push charities, social justice groups, hootenanny garbage? Congratulations, you’ve found another red flag. Nowhere standard employment contract anywhere, state must active charity, social justice causes, garbage. it, none one iota job company making money. one iota. it’s pushed you, run hills. 5.Does company value “in-office” time accomplishments work hours? so, you’ve found another archaic, detrimental red-flag. get 8 hours work done 2 hours, shouldn’t matter. Because, it’s like corporate pay additional effort. Great bosses let leave early give flex time pump work quickly. 6.Do scheduled meetings always run time, start late, both? Congratulations, you’ve found another red-flag. Time wasters. Also, meetings, especially corporate meetings, notorious posturing politics. fan meetings like me, HUGE red flag. Meetings agenda, allow rambling, get point quick. in, what, needs help, expect things get done. That’s it. more. 7.Are hard time finding document annual raises bonuses? in, “x” “y”, advance. ask it, manager hem haw avoid subject. Congratulations, you’ve found another red flag found 90% corporate jobs. 8.Does majority people level use unnecessary buzz words describe something? in, find word grade 5 grade 7 Flesch-Kincaid reading level replace silly buzzword, keep meaning trying say, enhance it? Congratulations, you’ve found another red flag. key communication simplicity clarity. buzzwords violate rules. can’t simple conversation “my contract” “annual incentive protocol”, red flag hands. 9.Do dumbest people get promoted, superstars get passed marginalized? Congratulations young padawan, you’ve uncorked another red flag. this, like #7, happens 90% corporate companies. It’s red flag football, never score touchdown. 10.Does new company change “direction” every 2–4 weeks? Pat back detective, you’ve found another red flag. management cannot figure do, get paid large coin one job, you’ve found insane asylum. Best pull cord exit stage left. Heed 10 rules friends, might save life road. Quote:Don's linked Account [^] err human really mess need computer"]</text:p>
          </table:table-cell>
        </table:table-row>
        <table:table-row table:style-name="ro1">
          <table:table-cell office:value-type="string" calcext:value-type="string">
            <text:p>Yes </text:p>
          </table:table-cell>
          <table:table-cell office:value-type="float" office:value="11" calcext:value-type="float">
            <text:p>11</text:p>
          </table:table-cell>
          <table:table-cell office:value-type="float" office:value="10" calcext:value-type="float">
            <text:p>10</text:p>
          </table:table-cell>
          <table:table-cell office:value-type="float" office:value="45" calcext:value-type="float">
            <text:p>45</text:p>
          </table:table-cell>
          <table:table-cell office:value-type="string" calcext:value-type="string">
            <text:p>10_visa_us_usa_h1b</text:p>
          </table:table-cell>
          <table:table-cell office:value-type="string" calcext:value-type="string">
            <text:p>['visa', 'us', 'usa', 'h1b', 'canada', 'jobs', 'immigration', 'job', 'visas', 'countries', 'work', 'uk', 'tourist', 'oot', 'country', 'canadian', 'companies', 'apply', 'company', 'absurd']</text:p>
          </table:table-cell>
          <table:table-cell office:value-type="string" calcext:value-type="string">
            <text:p>["Hello Lauren, Last October [2001], company tried send couple months Business Visa. initial design system study new project. Maybe October bad time apply Visa, Sep 11 attacks. Visa application rejected. quite disappointed might expect. Anyway Business Visas easy get. think work-permit Visa [H1B] safer option. Regards Nish p.s. applied directly US company job. sent resume one company though. people directly offered contract jobs. none ever made solid safe offers. mean, can't risk simply going return 2 months later I'll unemployed well. posting stats PDF:- http://www.busterboy.org/codeproject/ Feel free make comments. Updated - May 04th, Saturday", 'Roger Wright wrote: legitimate visa - student tourist, perhaps, may options - contact immigration officials info. I\'d recommend call immigration officials outside USA. strict condition tourist visa permitted change working visa, even ask it, US. I\'ve US immigration tourist business (working UK company reseller states) officials serious unhumerous people I\'ve ever met. remember line film went "We FBI believe sense humour" applied immigration officers too. --Colin Mackay-- "In confrontation stream rock, stream always wins - strength perseverance." (H. Jackson Brown) Enumerators .NET: See customise foreach loops C#', 'mhmoud rawas wrote: posible ?? illegal, imprisoned deported trying. best bet apply visa legitimate process, though I\'ve heard required outside country. bio says US; illegally need find way get US without caught, apply normal entry. legitimate visa - student tourist, perhaps, may options - contact immigration officials info. also find lot helpful information here[^]. "Another day done - targets met; systems fully operational; customers satisfied; staff keen well motivated; pigs fed ready fly" - Jennie A.']</text:p>
          </table:table-cell>
        </table:table-row>
        <table:table-row table:style-name="ro1">
          <table:table-cell office:value-type="string" calcext:value-type="string">
            <text:p>No</text:p>
          </table:table-cell>
          <table:table-cell office:value-type="float" office:value="12" calcext:value-type="float">
            <text:p>12</text:p>
          </table:table-cell>
          <table:table-cell office:value-type="float" office:value="11" calcext:value-type="float">
            <text:p>11</text:p>
          </table:table-cell>
          <table:table-cell office:value-type="float" office:value="43" calcext:value-type="float">
            <text:p>43</text:p>
          </table:table-cell>
          <table:table-cell office:value-type="string" calcext:value-type="string">
            <text:p>11_stopping_outlaw_simmons_station</text:p>
          </table:table-cell>
          <table:table-cell office:value-type="string" calcext:value-type="string">
            <text:p>['stopping', 'outlaw', 'simmons', 'station', 'clue', 'train', 'john', 'passed', 'throw', '0s', '1s', 'sticks', 'ohanlon', 'the', 'pete', 'bunch', 'without', 'real', 'programmers', 'programmer']</text:p>
          </table:table-cell>
          <table:table-cell office:value-type="string" calcext:value-type="string">
            <text:p>['Please post job board site "The clue train passed station without stopping." - John Simmons / outlaw programmer "Real programmers throw bunch 1s 0s computer see sticks" - Pete O\'Hanlon', 'multiple languages project. "The clue train passed station without stopping." - John Simmons / outlaw programmer "Real programmers throw bunch 1s 0s computer see sticks" - Pete O\'Hanlon', 'well it? "The clue train passed station without stopping." - John Simmons / outlaw programmer "Real programmers throw bunch 1s 0s computer see sticks" - Pete O\'Hanlon']</text:p>
          </table:table-cell>
        </table:table-row>
        <table:table-row table:style-name="ro1">
          <table:table-cell office:value-type="string" calcext:value-type="string">
            <text:p>Yes </text:p>
          </table:table-cell>
          <table:table-cell office:value-type="float" office:value="13" calcext:value-type="float">
            <text:p>13</text:p>
          </table:table-cell>
          <table:table-cell office:value-type="float" office:value="12" calcext:value-type="float">
            <text:p>12</text:p>
          </table:table-cell>
          <table:table-cell office:value-type="float" office:value="40" calcext:value-type="float">
            <text:p>40</text:p>
          </table:table-cell>
          <table:table-cell office:value-type="string" calcext:value-type="string">
            <text:p>12_interview_questions_asked_answer</text:p>
          </table:table-cell>
          <table:table-cell office:value-type="string" calcext:value-type="string">
            <text:p>['interview', 'questions', 'asked', 'answer', 'negative', 'interviews', 'ask', 'technical', 'really', 'interviewer', 'know', 'would', 'job', 'traits', 'last', 'question', 'answers', 'one', 'position', 'manager']</text:p>
          </table:table-cell>
          <table:table-cell office:value-type="string" calcext:value-type="string">
            <text:p>['would also questions ready them. way show prepared. current position, asked about: - use IM - working home winter (we get alot snow here) - used source control - type process used development - many meetings week - also asked hiring manager technical websites / magazines read. thought one last minute, made manager think minute. wanted see technical pointy-haired was. Glad see technical manager. interview got laptop came CP checked articles written. One thing think technical interview people talk non-technical people others programmers. non-technical people ask explain technical things know would know right not. hard tell. Alot times want make think approach problem go getting things done. could left field actual information, way got important too. Like interview question "How many pizza places would need creating new city, size LA, scratch?" right wrong answer, got there. One last thing - upfront things. know can\'t remember something, tell that. help eliminate fumbling wrong answer. alot technical people understand can\'t know everything. also tell would go looking up, fit asking. Steve Maier, MCSD MCAD', "melchizidech wrote:As first time I've involved interview process end, wondering old hands CP standard tacks would take this? do[^] - blog. important thing discuss CV. go standard set questions must match up. exactly looking they'll able pick fairly quickly basics sorted out. melchizidech wrote:Quiz understanding concepts OO, general development methodology Excellent idea. melchizidech wrote:Explore knowledge namespaces .NET, familiarity platform general. Here, I'm wondering focus - areas would consider vital expert in, might catch indifferent dev? cover basics + ever CV. know ASP.NET really well start asking lots Windows Forms developement going give good results. words. Things along lines string works (e.g. immutable) use StringBuilder. melchizidech wrote:A couple specific questions explore knowledge threading, web services, SQL relevant go it. MUST requirement job highly multi-threaded database backed web services absolutely. interview invited asked load questions stuff CV. e.g. worked X? answer questions. terminated interview. I'm still wondering invited interview. give good impression company. Upcoming FREE developer events: * Glasgow: SQL Server Managed Objects Reporting Services ... website", 'reasons describe either experiences adverts seen, sometimes slightly exaggerated dramatic effect. Also, client behaviour could construed quite reasonable depending context. 1. interview getting budget approval, tell afterwards budget approved. 2. set technical tests get answers wrong. 3. ask weaknesses are. Would Tony Blair tell weaknesses are? asked similar question BBC Today programme answered: “that’s know find out.” 4. give reason rejecting interview adequate experience skill X admitted prior interview didn’t. 5. give reason rejecting interview adequate experience skill X wasn’t asked first place. 6. contractor gap months CV it’s known market downturn. ask you’ve doing? Trying find work course! 7. hold interviews know job filled internally. 8. Human Resources (aka Human Remains) interview ask lots stupid questions, none relevance whether job. 9. job contract position insist knowing career aims next 20 years. 10. 10 years’ solid industry experience, yet insist 1st class honours degree top 10 university 3 A’s A-Level they’ll even look you. 11. 10 years’ solid industry experience, yet insist 1st class honours degree Oxford, Cambridge Imperial. graduated Harvard magna cum laude need apply then? 12. ask give idea proceed problem forcing look contractor first place. words, want free consultancy part interview. they’ve got consultancy hire someone else. 13. advertise job specifies candidate must least 3 years’, 10 years’, experience C++. words, aged 35 need apply. 14. insist 2 years’ commercial experience new software technology yet released. 15. rejected fit “company culture.” words, old. 16. say must able write bug-free code matter course. current software bug-free then? 17. get agency give technical test phone. pass invite offices. never set eyes get agency set written technical test. However, afterwards, receive feedback whatsoever, despite numerous attempts follow-ups. 18. interview Tuesday. interview tell candidates see won’t making decision Friday. Wrong! They’ve already made decision – won’t one candidates they’ll choose Friday. want they’ll make offer within 24 hours, either later day next morning, regardless whether they’ve got others see. 19. think haven’t got commercial experience skill X can’t all. 20. professional programmer 10 years, don’t commercial experience latest skill, X. Yet treat though brand new programmer commercial experience all. 21. ask shopping-list dozen skills. able land contract anyway. you’ve completed you’ve use one two skills shopping-list.']</text:p>
          </table:table-cell>
        </table:table-row>
        <table:table-row table:style-name="ro1">
          <table:table-cell office:value-type="string" calcext:value-type="string">
            <text:p>No</text:p>
          </table:table-cell>
          <table:table-cell office:value-type="float" office:value="14" calcext:value-type="float">
            <text:p>14</text:p>
          </table:table-cell>
          <table:table-cell office:value-type="float" office:value="13" calcext:value-type="float">
            <text:p>13</text:p>
          </table:table-cell>
          <table:table-cell office:value-type="float" office:value="38" calcext:value-type="float">
            <text:p>38</text:p>
          </table:table-cell>
          <table:table-cell office:value-type="string" calcext:value-type="string">
            <text:p>13_code_comments_changes_clear</text:p>
          </table:table-cell>
          <table:table-cell office:value-type="string" calcext:value-type="string">
            <text:p>['code', 'comments', 'changes', 'clear', 'comment', 'written', 'transaction', 'method', 'worked', 'checkin', 'evidence', 'reviews', 'better', 'changeset', 'writing', 'going', 'change', 'time', 'xml', 'source']</text:p>
          </table:table-cell>
          <table:table-cell office:value-type="string" calcext:value-type="string">
            <text:p>["Evening folks, sure board question/rant belongs going put here. would love know people generally feel comments code means describe code does. workplace started 2 months ago, already half dozen discussions think code comments a) largely waste time b) distraction writing actual code c) give license developer sloppy code. Kevlin Henney's talk subject pretty much along lines must bigger picture must missing colleagues office know forcing write comments code. developing software 11 years professionally 15 years include pizza soda filled days academia transitioned code commenter writing clean enough code tells reader (thanks Uncle Bob!!) find incredibly backward go back writing comments save job. understand cases comments might necessary code intrinsically complex cannot refactored putting documenting comments every class, function property sake seems ridiculous. also understand publicly consumed APIs need documentation client developers build apps top anything beyond 2 use cases, stupid IMHO. Thoughts, outrages, feelings? Cheers IEC", 'Yeah referring XML comments specifically C# appreciate point everything communicated code sufficiently clearly e.g. complex algorithm implementation might require additional prose describe whats, whys hows. Perfectly acceptable. However, agree putting even XML comments everywhere even code self-evident. developer write clean enough code reveals intentions purposes relied upon write clear concise comments? best/worst might lying code probably become clear code reviews code reviews code, comments. Code executes, comments don\'t. going spend effort anyway, I\'d rather use refactor code, comments. mention maintaining code major task add burden maintaining comments whole thing becomes real drag programmer productivity. much rather spend time refactoring testing code make clear provable possible. Plus, compiler provides little support comments (apart cosmetic colour coding) time change method signature purpose, comments auto update can\'t read mind! Now, office politics perhaps may reason someone might get forced write comments despite better judgement, think might play case. change log, believe check-in comments place put reasoning changed code. way look comments source control feel like diff see changed whether correlates comment. Ultimately, developer discipline much rather use write meaningful clean code, test cases check-in comments rather bunging everything source code file contains everything meaningful code. like grandma used say, "Everything place place everything!". Thanks input anyway. Appreciated!', "came background profusely commenting code job(last year) comments explicitly discouraged code reviews failed comment. cases comments allowed - complex issues - comments allowed. struggled first actually made better developer read understand others code rather read comment think know method stored procedure does. convert sparsely commented code tend agree principle writing comments means keep comments up-to-date encouraged write better code understand peoples' code. “That asserted without evidence, dismissed without evidence.” ― Christopher Hitchens"]</text:p>
          </table:table-cell>
        </table:table-row>
        <table:table-row table:style-name="ro1">
          <table:table-cell office:value-type="string" calcext:value-type="string">
            <text:p>No</text:p>
          </table:table-cell>
          <table:table-cell office:value-type="float" office:value="15" calcext:value-type="float">
            <text:p>15</text:p>
          </table:table-cell>
          <table:table-cell office:value-type="float" office:value="14" calcext:value-type="float">
            <text:p>14</text:p>
          </table:table-cell>
          <table:table-cell office:value-type="float" office:value="34" calcext:value-type="float">
            <text:p>34</text:p>
          </table:table-cell>
          <table:table-cell office:value-type="string" calcext:value-type="string">
            <text:p>14_vasudevan_deepak_kumar_homepage</text:p>
          </table:table-cell>
          <table:table-cell office:value-type="string" calcext:value-type="string">
            <text:p>['vasudevan', 'deepak', 'kumar', 'homepage', 'gossips', 'personal', 'tech', 'mathur', 'sushant', 'bangalore', 'india', 'elite2000', 'check', 'ananth', 'httpwwwdotnetjunkiescomweblogdeepakhttpdeepakvasudevanblogspotcom', 'yaar', 'httpwwwquestpondcom', 'httpwwwlavanyadeepaktk', 'jaganil', 'sundeeppatil']</text:p>
          </table:table-cell>
          <table:table-cell office:value-type="string" calcext:value-type="string">
            <text:p>['rather check http://www.questpond.com/[^] interview tips etc. Vasudevan Deepak Kumar Personal Homepage Tech Gossips', 'http://www.contractedwork.com/rt.cfm?CatID=1[^] Vasudevan Deepak Kumar Personal Homepage Tech Gossips', 'Vasudevan Deepak Kumar Personal Homepage Tech Gossips']</text:p>
          </table:table-cell>
        </table:table-row>
        <table:table-row table:style-name="ro1">
          <table:table-cell office:value-type="string" calcext:value-type="string">
            <text:p>No</text:p>
          </table:table-cell>
          <table:table-cell office:value-type="float" office:value="16" calcext:value-type="float">
            <text:p>16</text:p>
          </table:table-cell>
          <table:table-cell office:value-type="float" office:value="15" calcext:value-type="float">
            <text:p>15</text:p>
          </table:table-cell>
          <table:table-cell office:value-type="float" office:value="34" calcext:value-type="float">
            <text:p>34</text:p>
          </table:table-cell>
          <table:table-cell office:value-type="string" calcext:value-type="string">
            <text:p>15_clouds_sees_leonard_philosopher</text:p>
          </table:table-cell>
          <table:table-cell office:value-type="string" calcext:value-type="string">
            <text:p>['clouds', 'sees', 'leonard', 'philosopher', 'levinson', 'mopes', 'shrugs', 'pessimist', 'homepagetech', 'optimist', 'louis', 'dark', 'sides', 'walking', 'hes', 'gossips', 'side', 'vasudevan', 'deepak', 'kumar']</text:p>
          </table:table-cell>
          <table:table-cell office:value-type="string" calcext:value-type="string">
            <text:p>["Monster Yahoo Careers section? Vasudevan Deepak Kumar Personal HomepageTech Gossips pessimist sees dark side clouds, mopes; philosopher sees sides, shrugs; optimist see clouds - he's walking them. --Leonard Louis Levinson", "harsh. could little polite. Vasudevan Deepak Kumar Personal HomepageTech Gossips pessimist sees dark side clouds, mopes; philosopher sees sides, shrugs; optimist see clouds - he's walking them. --Leonard Louis Levinson", "qualify ASP.NET Web Development forum rather? Vasudevan Deepak Kumar Personal HomepageTech Gossips pessimist sees dark side clouds, mopes; philosopher sees sides, shrugs; optimist see clouds - he's walking them. --Leonard Louis Levinson"]</text:p>
          </table:table-cell>
        </table:table-row>
        <table:table-row table:style-name="ro1">
          <table:table-cell office:value-type="string" calcext:value-type="string">
            <text:p>No</text:p>
          </table:table-cell>
          <table:table-cell office:value-type="float" office:value="17" calcext:value-type="float">
            <text:p>17</text:p>
          </table:table-cell>
          <table:table-cell office:value-type="float" office:value="16" calcext:value-type="float">
            <text:p>16</text:p>
          </table:table-cell>
          <table:table-cell office:value-type="float" office:value="34" calcext:value-type="float">
            <text:p>34</text:p>
          </table:table-cell>
          <table:table-cell office:value-type="string" calcext:value-type="string">
            <text:p>16_language_learn_languages_java</text:p>
          </table:table-cell>
          <table:table-cell office:value-type="string" calcext:value-type="string">
            <text:p>['language', 'learn', 'languages', 'java', 'think', 'programming', 'modern', 'concepts', 'fatbuddha', 'master', 'assumptions', 'cat', 'learned', 'relay', 'ruby', 'smile', 'learning', 'isnt', 'physics', 'einstein']</text:p>
          </table:table-cell>
          <table:table-cell office:value-type="string" calcext:value-type="string">
            <text:p>['Hi sorry late replay. say good point true!! may aware go much extreme think woth last sentences, ok. Let say like that: started pascal, learned basics programing stuff, afterwards switched C,C++, learned lot topics like memory leaks, patterns, pointers vs. references. Hardware near programming, stuff like that. Also really got algorithmic thinking, ever want call this. learned Java last least C#. also projects Java C#, think might fresh school looking back think gain experience C++. really get know differences makes different ways. Also say easierst language, sometimes quiet anoying sure! all, really take care every little bit thats liked terms learning. mean go C#, program little know less object oriented programming. Also true java think, also java wont get help forum, think last entry last year . look respect forum mostly two languages suported, C++ C#, true? think web developer doesn´t make sence go C# risk high stays web Abbs force programm general algorithms. example sorted dictonary C, example nice App , start. sort, think gain lot play lot algorithmic thinking. hope know mean. C#, easy "cheat", class already in. plays lists double linked lists, trees concepts used efficiently, quickly build something features talking kind forced use correctly. way, don´t know missed not. would suggestion according starter language? Cheers thought modern physics relay assumptions, somehow depends smile cat, isn’t there.( Albert Einstein)', 'Thats true, think C++ strict way implementing stuff. opinion. Also main point statement learning concepts, also implementing language mentioned recognize familiar C++. adopt things easier. saying think C++ best language something like that. learned programming Pascal got C++. think good, guy started post wants learn language certain things. Pascal time pain, opinion. think got kind wrong, referred concepts, also easy going part switch languages, syntax quiet familiar. compare, lets say Java C#, modern languages, diffrent bigger. C++ vs Jave C++ vs C#. opinion please let know. Cheers thought modern physics relay assumptions, somehow depends smile cat, isn’t there.( Albert Einstein)', 'saying concepts best way beginning learn C++. saying think good language start 1) syntax popular ones quiet similar C++ 2) language way program quiet strict aware features "traps" languages. 3) run C++ code time, think good know deal with! hope pointed thinking, think talking two different points. Also say might long stuff, came Pascal, Fortran, C, C++, Perl, Phyton, Java, C# know C++ probably best language learning language. give example. exercise program certain patterns. C++ really learn stuff that. java C# already in. might think good, program again, think not. learn much it! thats side view. know want say that: "As me, think C++ 6th language taught myself, 10 flavors Basic, Pascal, TMS9900 Assembler, Intel x86 Assembler, COBOL, C, C++, ." guess long term programming, you. original question language start with, sentence make sense. may, think Assembler dead now. nearly Companies dealing Pascal more,also introduced learning language. heard COBOL, know it. thing gain starting C++. That\'s point view, please refer massage, :crap, might able give side thinking, that, proper discussion it. think would nice, might able learn something new. hope made point. Cheers -- modified 3:44 Friday 23rd November, 2007 thought modern physics relay assumptions, somehow depends smile cat, isn’t there.( Albert Einstein)']</text:p>
          </table:table-cell>
        </table:table-row>
        <table:table-row table:style-name="ro1">
          <table:table-cell office:value-type="string" calcext:value-type="string">
            <text:p>No</text:p>
          </table:table-cell>
          <table:table-cell office:value-type="float" office:value="18" calcext:value-type="float">
            <text:p>18</text:p>
          </table:table-cell>
          <table:table-cell office:value-type="float" office:value="17" calcext:value-type="float">
            <text:p>17</text:p>
          </table:table-cell>
          <table:table-cell office:value-type="float" office:value="22" calcext:value-type="float">
            <text:p>22</text:p>
          </table:table-cell>
          <table:table-cell office:value-type="string" calcext:value-type="string">
            <text:p>17_pete_0s_1s_sticks</text:p>
          </table:table-cell>
          <table:table-cell office:value-type="string" calcext:value-type="string">
            <text:p>['pete', '0s', '1s', 'sticks', 'ohanlon', 'bunch', 'throw', 'real', 'programmers', 'computer', 'see', 'floppies', 'cpm', 'floppy', 'kixdemp', '525', 'ram', 'predragzakisevic', 'double', 'disk']</text:p>
          </table:table-cell>
          <table:table-cell office:value-type="string" calcext:value-type="string">
            <text:p>['ask SQL forum instead. "Real programmers throw bunch 1s 0s computer see sticks" - Pete O\'Hanlon', 'What? "Real programmers throw bunch 1s 0s computer see sticks" - Pete O\'Hanlon', '"Real programmers throw bunch 1s 0s computer see sticks" - Pete O\'Hanlon']</text:p>
          </table:table-cell>
        </table:table-row>
        <table:table-row table:style-name="ro1">
          <table:table-cell office:value-type="string" calcext:value-type="string">
            <text:p>No</text:p>
          </table:table-cell>
          <table:table-cell office:value-type="float" office:value="19" calcext:value-type="float">
            <text:p>19</text:p>
          </table:table-cell>
          <table:table-cell table:number-columns-repeated="2" office:value-type="float" office:value="18" calcext:value-type="float">
            <text:p>18</text:p>
          </table:table-cell>
          <table:table-cell office:value-type="string" calcext:value-type="string">
            <text:p>18_homer_these_soul_joined</text:p>
          </table:table-cell>
          <table:table-cell office:value-type="string" calcext:value-type="string">
            <text:p>['homer', 'these', 'soul', 'joined', 'looked', 'deep', 'assigned', 'order', 'else', 'var', 'within', 'database', 'ravikumar', 'gopika', 'number', 'based', 'someone', 'design', 'people', 'question']</text:p>
          </table:table-cell>
          <table:table-cell office:value-type="string" calcext:value-type="string">
            <text:p>['I\'d start buying keyboard working Return key. "These people looked deep within soul assigned number based order joined." - Homer', 'Gopika Ravikumar wrote:What efficient Database design problem? tables created data stored each? else would classify demand? tasked designing database, someone else hands complete database design, work you? Gopika Ravikumar wrote:i thought forum asking help whenever get stuck is. We\'re perfectly happy help get stuck. turn dump list requirements expect us work you, come wrong site. "These people looked deep within soul assigned number based order joined." - Homer', 'Yes, two statements correct. "These people looked deep within soul assigned number based order joined." - Homer']</text:p>
          </table:table-cell>
        </table:table-row>
        <table:table-row table:style-name="ro1">
          <table:table-cell office:value-type="string" calcext:value-type="string">
            <text:p>Yes </text:p>
          </table:table-cell>
          <table:table-cell office:value-type="float" office:value="20" calcext:value-type="float">
            <text:p>20</text:p>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19_tiruvan_sr_local_bred</text:p>
          </table:table-cell>
          <table:table-cell office:value-type="string" calcext:value-type="string">
            <text:p>['tiruvan', 'sr', 'local', 'bred', 'asian', 'boss', 'race', 'bullying', 'outbreak', 'epidemic', 'loyal', 'respect', 'sucker', 'labor', 'american', 'amazon', 'wants', 'job', 'tom', 'specifically']</text:p>
          </table:table-cell>
          <table:table-cell office:value-type="string" calcext:value-type="string">
            <text:p>['worked Amazon two years. boss Tom bullying since outbreak epidemic. Americans ability think seriously things? really believe crooks? Even Asian, still loyal subordinate, really bad!', 'Wow! ... tell hiring Journalist computer programmer? ... mean much talk? ... infact full it? Anyways ... lets say 1. negro (American born bred) downsouth Starkville,MS wants work heck 2. "White Trash" Arkansas/Louisiana etc. (your typical American thorough bred again) wants work ... would still consider candidates?... wonder! sucker local labor hate offshoring ... either racist bastard plain nutjob "life" Timing Everything', 'S.R. Tiruvan wrote:Wow! ... tell hiring Journalist computer programmer? ... mean much talk? current clients developers call quite bit. last project finished 500 hours phone calls developers. S.R. Tiruvan wrote:infact full it? Look appreciate comments please waste time. I\'m adult running *very* succesful business depth several technologies. Cut nonsense. S.R. Tiruvan wrote:Anyways ... lets say 1. negro (American born bred) downsouth Starkville,MS wants work heck 2. "White Trash" Arkansas/Louisiana etc. (your typical American thorough bred again) wants work ... read conversation Nishant Sivakumar having. Might help see coming from. S.R. Tiruvan wrote:would still consider candidates?... wonder! never spoke differently. I\'d expect resumes examples proven track record development. Aside keep wondering. S.R. Tiruvan wrote:If sucker local labor hate offshoring ... either racist bastard plain nutjob "life" always pick local labor first make sucker. close minded think so. buy groceries local grocers, gas local gas stations, computers local vendors, etc... called supporting local economy. second comment hints short-comings. Please refrain comments future expect replies me. good day. - Rex enemy\'s gate down. Welcome CP language. Post unicode version CP Blog [ ^ ] now. People understand awesome Firefox never used CPhog. act using CPhog alone make Firefox cool. opens eyes possibilities start looking things like CPhog eyes suddenly open sorts useful things Firefox. - (Self Quote)']</text:p>
          </table:table-cell>
        </table:table-row>
        <table:table-row table:style-name="ro1">
          <table:table-cell office:value-type="string" calcext:value-type="string">
            <text:p>Yes </text:p>
          </table:table-cell>
          <table:table-cell office:value-type="float" office:value="21" calcext:value-type="float">
            <text:p>21</text:p>
          </table:table-cell>
          <table:table-cell office:value-type="float" office:value="20" calcext:value-type="float">
            <text:p>20</text:p>
          </table:table-cell>
          <table:table-cell office:value-type="float" office:value="17" calcext:value-type="float">
            <text:p>17</text:p>
          </table:table-cell>
          <table:table-cell office:value-type="string" calcext:value-type="string">
            <text:p>20_code_license_rights_intellectual</text:p>
          </table:table-cell>
          <table:table-cell office:value-type="string" calcext:value-type="string">
            <text:p>['code', 'license', 'rights', 'intellectual', 'dll', 'contract', 'site', 'use', 'legal', 'us', 'software', 'product', 'company', 'lawyer', 'property', 'contractor', 'scratch', 'compiled', 'unfair', 'copyright']</text:p>
          </table:table-cell>
          <table:table-cell office:value-type="string" calcext:value-type="string">
            <text:p>['JVillan wrote: ...contracted another company code ecommerce site scratch *disclaimer* lawyer, advising legal capacity *end disclaimer* Therein lies problem. company mercy whatever terms original contract contractor. company\'s management read contract? terms performance customer satisfaction spelled out? company sign kind acceptance work completed contractor? Find contract. company attorney, ought able analyze contract, even familiar contracting. necessarily indicative typical contract work... happen. What\'s old cliche? "Caveat Emptor" -- "Buyer Beware". ASP.NET site compiled DLL reverse-engineered, contractor savvy protecting intellectual property, DLL obfuscated work well -- mention license and/or contact agreement might spell reverse-engineering breach contract, turn could subject legal financial risk. Sounds like might want start new project... piece work man, noble reason, infinite faculties, form moving express admirable . . . yet me, quintessence dust? -- Hamlet, Act II, Scene ii.', 'Releasing code us "for free" unfair supposedly spent "$70,000" developing it. basically trying get us purcahse code already paid write. would hold rights use house, purchasing price seems unfair end. personally thought original price 20k excessive, knew didnt code make changes. currently use site advertise services website, use example product sell, developed bill. right lawyer think pulling info site, never agreed let use us advertise, ask. looking feedback following: a) deal indicative typical asp.net contract work b) legal recourse matter c) technical workarounds asp.net site compiled dll Thanks ahead time community\'s expertise, personally never involved legal matter like this.', 'company hired contracted another company code ecommerce site scratch. asp.net system running sql server 2000. initial estimate 20k range, web design, sql os licenses , database design coding asp.net components. site as-is exactly company needed, database design poor, program generated inventory rudimentary. short, need get make necessary changes currently, also source company continue innovate market online. came board emailed company made site couldnt find sourcecode files. responded proprietary code business, could access them. called twice lawyer try negotiate release code developed scratch, us. lawyer versed code/internet law, hoping developers lend insights. One main arguments end releasing code would security risk. even employed develope code us scratch, resold three companies. claim us code would security risk staff (read:me) would able find holes crack businesses systems. response would sign NDA saying code used site business, time release resell anyone else, personal use. ties next argument, is: Releasing code us "for free" unfair supposedly spent "$70,000" developing it. basically trying get us purcahse code already paid write. would hold rights use house, purchasing price seems unfair end. personally thought original price 20k excessive, knew didnt code make changes. currently use site advertise services website, use example product sell, developed bill. right lawyer think pulling info site, never agreed let use us advertise, ask. looking feedback following: a) deal indicative typical asp.net contract work b) legal recourse matter c) technical workarounds asp.net site compiled dll Thanks ahead time community\'s expertise, personally never involved legal matter like this.']</text:p>
          </table:table-cell>
        </table:table-row>
        <table:table-row table:style-name="ro1">
          <table:table-cell office:value-type="string" calcext:value-type="string">
            <text:p>No</text:p>
          </table:table-cell>
          <table:table-cell office:value-type="float" office:value="22" calcext:value-type="float">
            <text:p>22</text:p>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21_toolbar_notebook_azus_movie</text:p>
          </table:table-cell>
          <table:table-cell office:value-type="string" calcext:value-type="string">
            <text:p>['toolbar', 'notebook', 'azus', 'movie', 'wordpress', 'spanish', 'surface', 'pro', 'check', 'ago', 'need', 'since', 'must', 'buy', 'more', 'play', 'link', 'many', 'files', 'academy']</text:p>
          </table:table-cell>
          <table:table-cell office:value-type="string" calcext:value-type="string">
            <text:p>['Hi need toolbar like GoogleBar. dont need pagerange check, functions. search box maybe popup killer. Toolbar must load via activeX. Tollbar must small, found ready toolbars, size 150kb more, dont want big sizes. Also need affiliate program script (php+mysql) work toolbar. must admin affiliates area. Check http://www.gammabar.com example.', 'couple months ago, changed MacBook air, Azus ZenBook 14. wanted something bigger screen, weight, much expensive, use vacations since travel lot. month ago, PC got windows issue, since Europe lockdown, fix computer, working Azus time. trading blogging. 4 5 financial platforms open, 50 pages chrome, skype, whatsapp, edge, etc writing down.', 'Tell many would willing buy product 10$. Link ... www.speechtoolscenter.com links buying yet. add link soon. product reads( word,text,html) file, user record commands. , play movies ( like call " Play Batman Movie") application plays movie.. even audio enables. , store text files wave files. ...and much more, learning spanish realTime, speak english app talk back spanish. many many features 10$']</text:p>
          </table:table-cell>
        </table:table-row>
        <table:table-row table:style-name="ro1">
          <table:table-cell office:value-type="string" calcext:value-type="string">
            <text:p>No</text:p>
          </table:table-cell>
          <table:table-cell office:value-type="float" office:value="23" calcext:value-type="float">
            <text:p>23</text:p>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22_job_jobs_brian_location</text:p>
          </table:table-cell>
          <table:table-cell office:value-type="string" calcext:value-type="string">
            <text:p>['job', 'jobs', 'brian', 'location', 'hart', 'atlanta', 'search', 'place', 'right', 'find', 'local', 'now', 'age', 'nashville', 'atos', 'jcahyaatnttearjee', 'directly', 'interview', 'leads', 'hiring']</text:p>
          </table:table-cell>
          <table:table-cell office:value-type="string" calcext:value-type="string">
            <text:p>["blanket it. Crop dust man. Whatever pick good! good moolah made Nashville right now. I've got two jobs I'm 17 year programmer (having started tender young age 14), hey! Brian Sincerely Yours, Brian Hart", 'interview Chicago, Illinois big law firm Sonnenschein Nath &amp; Rosenthal LLP, www.sonnenschein.com, job, reimbursed travel expenses considered "local". Ok since another county, 90 miles round trip, 25 parking, etc., "local"? hiring manager phone interview nice enough. interview told going given explanation benefits, HR person charge know detail, worked. get technical interview meet two guys leads. One rude know anything used work Deloit, full looking next opportunity loyal employer. could work place? Thus place avoid IT! Joe Worker', 'Hello, CPians around world.;) know Atlanta bigger city south area USA, CA NW area better place find aggresive job. One previous co-worker moved Seattle WA find job. target job MFC related job, found several jobs posted. But, found job postings CA. Please, send email programming questions directly. However, believe gives benefits, send email. nice day! Sonork - 100.10571:vcdeveloper -Masaaki Onishi-']</text:p>
          </table:table-cell>
        </table:table-row>
        <table:table-row table:style-name="ro1">
          <table:table-cell office:value-type="string" calcext:value-type="string">
            <text:p>No</text:p>
          </table:table-cell>
          <table:table-cell office:value-type="float" office:value="24" calcext:value-type="float">
            <text:p>24</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23_cphog_firefox_eyes_cp</text:p>
          </table:table-cell>
          <table:table-cell office:value-type="string" calcext:value-type="string">
            <text:p>['cphog', 'firefox', 'eyes', 'cp', 'things', 'enemys', 'unicode', 'gate', 'sorts', 'opens', 'awesome', 'suddenly', 'quote', 'possibilities', 'act', 'down', 'cool', 'blog', 'welcome', 'alone']</text:p>
          </table:table-cell>
          <table:table-cell office:value-type="string" calcext:value-type="string">
            <text:p>["thought strike throughs enough. Let add more. enemy's gate down. Welcome CP language. Post unicode version CP Blog [ ^ ] now. People understand awesome Firefox never used CPhog. act using CPhog alone make Firefox cool. opens eyes possibilities start looking things like CPhog eyes suddenly open sorts useful things Firefox. - (Self Quote)", "Boy entire world away know much me. enemy's gate down. Welcome CP language. Post unicode version CP Blog [ ^ ] now. People understand awesome Firefox never used CPhog. act using CPhog alone make Firefox cool. opens eyes possibilities start looking things like CPhog eyes suddenly open sorts useful things Firefox. - (Self Quote)", "modified post. enemy's gate down. Welcome CP language. Post unicode version CP Blog [ ^ ] now. People understand awesome Firefox never used CPhog. act using CPhog alone make Firefox cool. opens eyes possibilities start looking things like CPhog eyes suddenly open sorts useful things Firefox. - (Self Quote)"]</text:p>
          </table:table-cell>
        </table:table-row>
        <table:table-row table:style-name="ro1">
          <table:table-cell office:value-type="string" calcext:value-type="string">
            <text:p>No</text:p>
          </table:table-cell>
          <table:table-cell office:value-type="float" office:value="25" calcext:value-type="float">
            <text:p>25</text:p>
          </table:table-cell>
          <table:table-cell office:value-type="float" office:value="24" calcext:value-type="float">
            <text:p>24</text:p>
          </table:table-cell>
          <table:table-cell office:value-type="float" office:value="14" calcext:value-type="float">
            <text:p>14</text:p>
          </table:table-cell>
          <table:table-cell office:value-type="string" calcext:value-type="string">
            <text:p>24_gc_rt_tnx_timer</text:p>
          </table:table-cell>
          <table:table-cell office:value-type="string" calcext:value-type="string">
            <text:p>['gc', 'rt', 'tnx', 'timer', 'realtime', 'garbage', 'task', 'eli', 'memory', 'lang', 'time', 'anyhow', 'solution', 'clean', 'webdevelopment', 'pooling', 'controll', 'spentcolumn', 'suuport', 'wout']</text:p>
          </table:table-cell>
          <table:table-cell office:value-type="string" calcext:value-type="string">
            <text:p>['eninyo wrote:at moment microsoft suuport RT development. think support future too, microsoft decided concentrate web-development. case. VS.Net 2005 great tool. MS never supported RT dev windows not, never been, RT OS. .net GC makes situation somewhat worse, even native apps RT promises due vagarities scheduler.', "hi' tnx reply. posted Q long ago nice still get replys. anyhow, solution look nice still - GC invoke check something clean case also. halt others task without warrning. therefor, solution create object pooling great idea GC invoke anyway although anything clean. alot answer got big picture - moment microsoft suuport RT development. think support future too, microsoft decided concentrate web-development. case. VS.Net 2005 great tool. yours, Eli", 'maybe option controll GC... know something it? GC thing makes NET uncompatable RT system ? things? tnx much youe response...']</text:p>
          </table:table-cell>
        </table:table-row>
        <table:table-row table:style-name="ro1">
          <table:table-cell office:value-type="string" calcext:value-type="string">
            <text:p>No</text:p>
          </table:table-cell>
          <table:table-cell office:value-type="float" office:value="26" calcext:value-type="float">
            <text:p>26</text:p>
          </table:table-cell>
          <table:table-cell office:value-type="float" office:value="25" calcext:value-type="float">
            <text:p>25</text:p>
          </table:table-cell>
          <table:table-cell office:value-type="float" office:value="14" calcext:value-type="float">
            <text:p>14</text:p>
          </table:table-cell>
          <table:table-cell office:value-type="string" calcext:value-type="string">
            <text:p>25_wwwsulfursofttk_wwwsulfurmidiscom_ftphttphotlinetsfcathcx_kixdemp</text:p>
          </table:table-cell>
          <table:table-cell office:value-type="string" calcext:value-type="string">
            <text:p>['wwwsulfursofttk', 'wwwsulfurmidiscom', 'ftphttphotlinetsfcathcx', 'kixdemp', 'lord', 'ill', 'im', 'week', '28', 'thanks', 'area', 'age', '6128since', 'ludicrous', 'yeah', 'talking', 'amstrad', 'fun', 'programmer', 'hanging']</text:p>
          </table:table-cell>
          <table:table-cell office:value-type="string" calcext:value-type="string">
            <text:p>["I've hanging around code snippets since 12 years old (with AMSTRAD 6128).Since 18 i'm working professionally programmer i'm 28. ups downs every aspect life.Its rather rewarding(ethically talking) type proffesion really creative one contrary quite cruel tiring.Sometimes feel alone (me problems ). i've set threshold quit programming business age 32 that's want dinosaur.You need constantly study study study age longer that.So dont want end ludicrous figure talking e.g COBOL.Many people country still pretty sad. till then....happy programming.", 'Hello everyone! need bit help here. see, used code every day, time spent eating, sleeping, coding. happy life, began stare lines code whole minutes "waking up" wondering doing; sort like zombie. seem concentrate all, stopped while, think week. came back guess what? coded new game engine, game using engine, neat GUI system game - less 4 days. GUI thing thought impossible someone skill level, came natural, worry able finish it. get "stuck" anything. coded enjoyed coding ever. I\'m back zombieing... damn. So, anyone else gone this? tips? dad Focus Factor pills, maybe helps? tell wait another week, I\'ve got nothing better play video games watch Dragonball. always like this, never fully stopped whole week before, comeback dramatic previous times. Thanks advance! Windows Calculator told die 28.', 'LuluSailor said: interesting thing find parties, mention computer programmer clam-up pretty fast. often think, even say "how boring"! find get computer something want do, exciting reward ever! That\'s friends... (LOL!) predragzakisevic said: I\'ve hanging around code snippets since 12 years old (with AMSTRAD 6128).Since 18 i\'m working professionally programmer i\'m 28. would LOVED live back time... 5.25" floppies... low-level languages... MS-DOS (and lower)... Int... WAIT! Internet?! Nevermind. predragzakisevic said: dont want end ludicrous figure talking e.g COBOL. thought good... Lord Kixdemp www.SulfurMidis.com www.SulfurSoft.tk [ftp://][http://][hotline://]tsfc.ath.cx']</text:p>
          </table:table-cell>
        </table:table-row>
        <table:table-row table:style-name="ro1">
          <table:table-cell office:value-type="string" calcext:value-type="string">
            <text:p>No</text:p>
          </table:table-cell>
          <table:table-cell office:value-type="float" office:value="27" calcext:value-type="float">
            <text:p>27</text:p>
          </table:table-cell>
          <table:table-cell office:value-type="float" office:value="26" calcext:value-type="float">
            <text:p>26</text:p>
          </table:table-cell>
          <table:table-cell office:value-type="float" office:value="14" calcext:value-type="float">
            <text:p>14</text:p>
          </table:table-cell>
          <table:table-cell office:value-type="string" calcext:value-type="string">
            <text:p>26_stuff_java_embedded_future</text:p>
          </table:table-cell>
          <table:table-cell office:value-type="string" calcext:value-type="string">
            <text:p>['stuff', 'java', 'embedded', 'future', 'programming', 'languages', 'also', 'lot', 'language', 'side', 'want', 'like', 'although', 'would', 'try', 'popular', 'somethign', 'compiler', 'interested', 'hardware']</text:p>
          </table:table-cell>
          <table:table-cell office:value-type="string" calcext:value-type="string">
            <text:p>['Fatbuddha 1 wrote:I think starting C++ good option. Get starter book try stuff. like C++ starting, program clean way. start might get frustrating worth! Also step C++ languages quiet easy. Also think find easier try forget learned Web design! would better easier. disagree. web designer moving software development pointless move learn C++. better move across languages good overlap web design. way existing skills transferred new skills built existing foundation. dig foundation start big hole ground waste time. Chances shift software development facilitate career change also. case OP would want something immediately marketable. C++ language choice 10 years ago. much today. lot companies want people web design software development skills help bridge gap designers developers. much better scenario learn language helps bridge gap. Upcoming FREE developer events: * Glasgow: SQL Server Managed Objects Reporting Services ... website', 'Depends want do. focus point going somethign low level like embedded development managed code start looking stuff like C/C++, machine code, FPGA stuff, etc... looking application side stuff look popular industry... Keep mind matter web side, care settle VB.Net C#, also going learn Java even environments always going run somethign need client side Java for, find somethign auto-generates Java stuff need understand it. Java darn close C# (and thus VB also - although many admit it) worthless know three together. looking interesting experience may able leverage point future start looking around interesting languages invented created now... cool thing consider. Try building own! always wanted try that... Hmmmmmm LinkedIn[^] | Blog[^] | Twitter[^]', "sounds like good start. also like embedded programming I'll give links useful info decide interested invest time. Like people said predictions hard make especially future. Although agree extreme cloud computing people would say things probably going continue get webified. Even things like user interface operating systems starting use web languages. long hardware keeps getting cheaper (although moore's law showing signs slowing down) see end prolifieration high level stuff (frameworks, libraries, high level languages, shelf solutions) expense program efficiency. embedded world probably mean assembly programming probably continue decline importance although effiency still matter battery life somewhat correlated program efficiency. want get embedded field big languages seem C C++ assembly Ada sometimes used too. Another thing keep mind hardware knowledge useful lower level programming. fact many embedded programmers Electrical Engineering Computer Engineering backgrounds instead Computer Science backgrounds. There's also something called FPGA programming really understand electrical engineering that. use special languages that. learning linux would recommend learning command line already. Even though seems obsolete compared IDEs places still use linux programming. fact used last job. Python also good scripting language know linux people seems gaining popularity long time end sight. Pathachiever wrote: never worked Embedded programming starter kit's expensive. bought 2 different ones $40 piece although several years ago. One Microchip unfortunately include C compiler, assembler another one Zilog C compiler. Try looking digikey.com sure buy call ask tech person tell situation budget want one c c++ compiler included they're usually pretty helpful actually know they're talking about. Also interested real time operating systems good freertos.org since get look source code. want really understand going buy ebook explains it. I've read pretty good book explains freertos real time concepts general. need understand general operating system concepts first like deadlocks, mutexes, semaphores ect.. first might make sense. Also interested embedded stuff language Ada might interest you. real popular used really important stuff like airplane controls, nuclear power plants, spacecraft, ect... beacause language build strong error checking mind. download free compiler IDE (it's free non commericial purposes only) http://www.adacore.com/home/[^] Here's good resources: http://www.digikey.com/[^] http://www.eetimes.com/design/embedded[^] used embedded.com, lots info. http://www.freertos.org/[^] http://www.tiobe.com/index.php/content/paperinfo/tpci/index.html[^] Take huge grain salt cause measurement method terribly acurate look long term trends see languages gaining losing popularity."]</text:p>
          </table:table-cell>
        </table:table-row>
        <table:table-row table:style-name="ro1">
          <table:table-cell office:value-type="string" calcext:value-type="string">
            <text:p>No</text:p>
          </table:table-cell>
          <table:table-cell office:value-type="float" office:value="28" calcext:value-type="float">
            <text:p>28</text:p>
          </table:table-cell>
          <table:table-cell office:value-type="float" office:value="27" calcext:value-type="float">
            <text:p>27</text:p>
          </table:table-cell>
          <table:table-cell office:value-type="float" office:value="14" calcext:value-type="float">
            <text:p>14</text:p>
          </table:table-cell>
          <table:table-cell office:value-type="string" calcext:value-type="string">
            <text:p>27_keys_values_number_matrix</text:p>
          </table:table-cell>
          <table:table-cell office:value-type="string" calcext:value-type="string">
            <text:p>['keys', 'values', 'number', 'matrix', 'variable', 'tonymathewt', 'long', 'yahoo', 'generate', 'size', 'key', 'records', 'type', 'like', 'close', 'user', 'mails', 'composite', 'decrypted', 'funk']</text:p>
          </table:table-cell>
          <table:table-cell office:value-type="string" calcext:value-type="string">
            <text:p>['joking bit. think applications deal numbers records come close maximum number possible keys. simple solution create composite primary key consisting columns type long. Imaging number possible keys now. -^-^-^-^-^- risk funk', "tonymathewt wrote: values soon become large .NET variable like 'long' hold several updations. many records think going put table?? realize Long type VB.NET 64-bit signed value max value 9,223,372,036,854,775,807?? That's 9.2 million trillion id's... guide posting questions CodeProject[^] Dave Kreskowiak Microsoft MVP Visual Developer - Visual Basic 2006, 2007", "Applications generate values primary keys database tables? know setting type AutoNumber (setting Identity Specification 'Yes' MS-SQL Server) generate incremented values time rows inserted. Keeping mind deleted rows' values never reused values soon become large .NET variable like 'long' hold several updations. guess may result exceptions. application go wrong future. handled application like Yahoo forum 'CodeProject' posts come large numbers (each post requiring unique ID) daily. Thank you."]</text:p>
          </table:table-cell>
        </table:table-row>
        <table:table-row table:style-name="ro1">
          <table:table-cell office:value-type="string" calcext:value-type="string">
            <text:p>Yes </text:p>
          </table:table-cell>
          <table:table-cell office:value-type="float" office:value="29" calcext:value-type="float">
            <text:p>29</text:p>
          </table:table-cell>
          <table:table-cell office:value-type="float" office:value="28" calcext:value-type="float">
            <text:p>28</text:p>
          </table:table-cell>
          <table:table-cell office:value-type="float" office:value="13" calcext:value-type="float">
            <text:p>13</text:p>
          </table:table-cell>
          <table:table-cell office:value-type="string" calcext:value-type="string">
            <text:p>28_salary_site_average_surveys</text:p>
          </table:table-cell>
          <table:table-cell office:value-type="string" calcext:value-type="string">
            <text:p>['salary', 'site', 'average', 'surveys', '10k', 'trends', 'midwest', 'around', 'salaries', 'country', 'city', 'lower', 'hour', 'group', 'south', 'changed', 'another', 'useful', 'theres', 'httpwwwpayscalecom']</text:p>
          </table:table-cell>
          <table:table-cell office:value-type="string" calcext:value-type="string">
            <text:p>['Salary relative. really good environment make lower salary? would think worth 55 65K East Coast... large metropolitan area like DC New York. "People never make mistakes, never anything." blog http://toddsnotsoamazinglife.blogspot.com/', "Also depends part country in. live South Carolina there's $10K difference city I'm nearby city (30 minutes apart). salaries go another $10k another hour half road. comes industry... three cities one largest average salary course one technology.", "Er, country... hate mention this, there's small (but growing) group countries across big stretch water known Atlantic Ocean, instance, within even small country (ok, collective group: United Kingdom), variances. Typical developer salaries Midlands considerably lower paid hundred miles south. sites like DICE carry salary surveys something? Steve"]</text:p>
          </table:table-cell>
        </table:table-row>
        <table:table-row table:style-name="ro1">
          <table:table-cell office:value-type="string" calcext:value-type="string">
            <text:p>Yes </text:p>
          </table:table-cell>
          <table:table-cell office:value-type="float" office:value="30" calcext:value-type="float">
            <text:p>30</text:p>
          </table:table-cell>
          <table:table-cell office:value-type="float" office:value="29" calcext:value-type="float">
            <text:p>29</text:p>
          </table:table-cell>
          <table:table-cell office:value-type="float" office:value="13" calcext:value-type="float">
            <text:p>13</text:p>
          </table:table-cell>
          <table:table-cell office:value-type="string" calcext:value-type="string">
            <text:p>29_country_portugese_eu_48</text:p>
          </table:table-cell>
          <table:table-cell office:value-type="string" calcext:value-type="string">
            <text:p>['country', 'portugese', 'eu', '48', 'andreas', 'luxembourg', 'french', '19', 'week', 'fulltime', 'legal', 'hours', 'countries', 'mexicano', 'waive', '40h', '4550', 'caribe', 'saurwein', 'inhabitants']</text:p>
          </table:table-cell>
          <table:table-cell office:value-type="string" calcext:value-type="string">
            <text:p>['Forget Luxembourg. would nice since 19% inhabitants portugese almost impossible get work permit Portugese here. kind stop now. would suggest look www.monster.com, nicely sorted. ...if 8 younger. Chris Maunder, Lounge', 'I\'m sure are, legal 38h week. employer asks 40h, every month get day off. obligated law think. check country legal stuff. Notice although signed 40h, explicitly asked (off record) (like 45-50 h). Certainly web sites give good information country question? good luck. (btw let know answer country? I\'m interested working foreign country; ever get chance would seem country, ...;)) "If see world, I\'ll see next one... late." ~ Jimi Hendrix', 'Andreas Saurwein wrote: Forget Luxembourg. would nice since 19% inhabitants portugese almost impossible get work permit Portugese here. kind stop now. Okay. Nice known it. 19% high number Andreas Saurwein wrote: would suggest look www.monster.com, nicely sorted. Okay , one site add. Thanks Andreas. Cheers,Joao Vaz dream care family, put food table, provide education good home, maybe suffering endless, pointless, boring job seem purpose. realize even rock change world, simply remaining obstinately stationary.-Shog9']</text:p>
          </table:table-cell>
        </table:table-row>
        <table:table-row table:style-name="ro1">
          <table:table-cell office:value-type="string" calcext:value-type="string">
            <text:p>No</text:p>
          </table:table-cell>
          <table:table-cell office:value-type="float" office:value="31" calcext:value-type="float">
            <text:p>31</text:p>
          </table:table-cell>
          <table:table-cell office:value-type="float" office:value="30" calcext:value-type="float">
            <text:p>30</text:p>
          </table:table-cell>
          <table:table-cell office:value-type="float" office:value="13" calcext:value-type="float">
            <text:p>13</text:p>
          </table:table-cell>
          <table:table-cell office:value-type="string" calcext:value-type="string">
            <text:p>30_remote_255255255255_machine_connect</text:p>
          </table:table-cell>
          <table:table-cell office:value-type="string" calcext:value-type="string">
            <text:p>['remote', '255255255255', 'machine', 'connect', 'queue', 'pc', 'remotely', 'ip', 'connected', 'configure', 'server', 'outlook', 'packets', 'gets', 'broadcasting', 'address', 'mail', 'client', 'updates', 'regards']</text:p>
          </table:table-cell>
          <table:table-cell office:value-type="string" calcext:value-type="string">
            <text:p>["Hello All.. trying configure e mail account outlook 2003, facing problem: cannot connect outgoing mail server, connection ingoing mail server OK, (i receive can't send), bare mind servers same, didnt mistaken spelling. clarification: tried configure another PC, network, things gone fine, could receive send, also team mate can. PC, tried alot result checked spelling, confirmed password, everything, suspect may configuration must before? Plz help, Urgent... Best Regards. Scorpion.", 'one application business logic gets executed transaction, like one update fails; previous updates would reverted back. scenario, tried drop message local MSMQ transaction well remote queue. testing, gave wrong Qpath test transaction, queue local queue, works expected( mean updates gets reverted), case Remote queue... ... cant .. updates gets committed becoz Q.Send method doesnt throw exception case non-existence remote queue. help code would much appreciated... Happy coding!! kotteeswaran', 'Click "Start | Run" type mstsc, bring remote desktop connection. Provide computer name IP address get connected remote machine. Remote machine must "My Computer (Right Click) | Properties | Remote | Remote Desktop | Allow users connect remotely computer" checked. Regards, Paresh.']</text:p>
          </table:table-cell>
        </table:table-row>
        <table:table-row table:style-name="ro1">
          <table:table-cell office:value-type="string" calcext:value-type="string">
            <text:p>Yes </text:p>
          </table:table-cell>
          <table:table-cell office:value-type="float" office:value="32" calcext:value-type="float">
            <text:p>32</text:p>
          </table:table-cell>
          <table:table-cell office:value-type="float" office:value="31" calcext:value-type="float">
            <text:p>31</text:p>
          </table:table-cell>
          <table:table-cell office:value-type="float" office:value="13" calcext:value-type="float">
            <text:p>13</text:p>
          </table:table-cell>
          <table:table-cell office:value-type="string" calcext:value-type="string">
            <text:p>31_charge_rate_customer_client</text:p>
          </table:table-cell>
          <table:table-cell office:value-type="string" calcext:value-type="string">
            <text:p>['charge', 'rate', 'customer', 'client', 'rates', 'charging', 'raise', 'hourly', 'paying', 'price', 'spent', 'money', 'pay', 'something', 'much', 'paid', 'hire', 'new', 'business', 'charges']</text:p>
          </table:table-cell>
          <table:table-cell office:value-type="string" calcext:value-type="string">
            <text:p>['Charge. Always charge. Pull much money sucker can. thing fair price. much money costumers willing pay. make sure terms (price, time spent) clear start. costumer accept reject. answer question: Charge think get away it.', "Hi, reason writing message believe ripped off. client lot work for, including ASP.net database driven web design, graphic design, printing, computer equipment supplies, maintenance. client 2 retail outlets online store. Back beginning new business decided would charge AU$35 per hour (approx US$26), today (2 years later) still charging rate. Lately trouble getting invoices paid decent amount time, sometimes get pile 5 6 invoices need paying, meanwhile almost funds waiting money. bend backwards client despite another major client small jobs. continue knock back extra work. result currently reviewing rates business charges them. possible people similar situation could supply hourly rates? I'd especially like know rates Australians charging, also I'd love honest answers. Thanks anybody helps out. -- modified 21:05 Friday 28th October, 2005", "go... freelancer, ongoing customer gives work every month. needs something new developed, new ground (needless say new customer well). learn (read manual/tutorial try something first) able accomplish task. paid hourly rate charge time spent working. charge time spent learning something need order finish task? find almost nothing Google, results research ways taken different people: - charge normal rate - lower rate - charge - raise rate Lowering charging understandable feel would fair charge customer something can't right now. could hire somebody else, already familiar produce results faster, right? People charge normal rate compare employee. Every improve skills learn new technology need next project. difference see full time employee boss fire know something, hire somebody else job, fire hire again. freelancing different - hire anybody one project, can't he? People raise rate... Although know reasoning says, quite get it. say raise rate scare customer forcing project them, know technology would learn. supposedly meant protect customer wasting time money. Wonder happens agrees? One things certain - freelancer not, make living, gotta earn something. So, thoughts? Charge learning not? so, how? Normal rate? Lower rate? Higher rate? Kind regards, Pawel Krakowiak Miraculum Software[^]"]</text:p>
          </table:table-cell>
        </table:table-row>
        <table:table-row table:style-name="ro1">
          <table:table-cell office:value-type="string" calcext:value-type="string">
            <text:p>Yes </text:p>
          </table:table-cell>
          <table:table-cell office:value-type="float" office:value="33" calcext:value-type="float">
            <text:p>33</text:p>
          </table:table-cell>
          <table:table-cell office:value-type="float" office:value="32" calcext:value-type="float">
            <text:p>32</text:p>
          </table:table-cell>
          <table:table-cell office:value-type="float" office:value="13" calcext:value-type="float">
            <text:p>13</text:p>
          </table:table-cell>
          <table:table-cell office:value-type="string" calcext:value-type="string">
            <text:p>32_intelligenteducation_ruined_born_age</text:p>
          </table:table-cell>
          <table:table-cell office:value-type="string" calcext:value-type="string">
            <text:p>['intelligenteducation', 'ruined', 'born', 'age', 'angus', 'lazy', 'mackay', 'dancingbaby', 'mvps', 'zgrce', 'me', 'colin', 'fool', 'broke', 'bothered', 'per', 'believe', 'million', 'rather', 'wise']</text:p>
          </table:table-cell>
          <table:table-cell office:value-type="string" calcext:value-type="string">
            <text:p>['born intelligentEducation ruined me!.', 'remember 1 thing computer till thje end world per human nature keep growing per time u r working little worried comment, said million products fallen wayside!! computer may around another 10 years so. necessarily mean demand programmers high. think, wondering demand future, best keep platform neutral language, C++ , also entirely depends end working as. Computer landguages use tend product/market/platform specific. one impressed recent increase Javascript encroaching market, interpretted languages enjoying slight surge again!! "a fool learn wise man, wise man learn fool" "It hard fail, worse never tried succeed." - Theodore Roosevelt "Success going failure failure without losing enthusiasm." - Winston Churchill Website || Blog', 'Colin Angus Mackay wrote:That utter crap. lazy. Pure simple. can\'t bothered. Thank much ornamental adjectives. believe rather preoccupied may rather hard day. reply fight back convince i\'m not.I\'m rather upset stranger unblushingly calling LAZY. Colin Angus Mackay wrote:Look people like Charlie Poole (co-author NUnit), one two persons make rule ??? understand essence "exception rule" ? Probably not. Colin Angus Mackay wrote:You can\'t bothered that\'s true.If consider age 28 i\'ve done almost everything field applied programming (in country) want EVOLVE. age 21 working nuclear reactor , age 25 teaching university , age 27 got goverment contract 5 million euros system developed I\'m 28 . SOUND LOOK LAZY ???? Give break polite axpressing views hide behind monitor.']</text:p>
          </table:table-cell>
        </table:table-row>
        <table:table-row table:style-name="ro1">
          <table:table-cell office:value-type="string" calcext:value-type="string">
            <text:p>No</text:p>
          </table:table-cell>
          <table:table-cell office:value-type="float" office:value="34" calcext:value-type="float">
            <text:p>34</text:p>
          </table:table-cell>
          <table:table-cell office:value-type="float" office:value="33" calcext:value-type="float">
            <text:p>33</text:p>
          </table:table-cell>
          <table:table-cell office:value-type="float" office:value="13" calcext:value-type="float">
            <text:p>13</text:p>
          </table:table-cell>
          <table:table-cell office:value-type="string" calcext:value-type="string">
            <text:p>33_eh_helpful_sclerosis_defiant</text:p>
          </table:table-cell>
          <table:table-cell office:value-type="string" calcext:value-type="string">
            <text:p>['eh', 'helpful', 'sclerosis', 'defiant', 'craft', 'activities', 'forever', 'vote', 'bother', 'ii', 'star', 'playing', 'food', 'multiple', 'worry', 'current', 'about', 'end', 'saying', 'please']</text:p>
          </table:table-cell>
          <table:table-cell office:value-type="string" calcext:value-type="string">
            <text:p>['far out? really matter long decent place live work nice challenging. Good pay good thing post helpful, please vote, eh! Current activities: Playing Star Craft II. bother me, eh? forever, defiant end. Multiple Sclerosis[^]? Food[]', 'Impressive search abilities are. post helpful, please vote, eh! Current activities: Playing Star Craft II. bother me, eh? forever, defiant end. Multiple Sclerosis[^]? Food[]', 'Meh, pay well. post helpful, please vote, eh! Current activities: Playing Star Craft II. bother me, eh? forever, defiant end. Multiple Sclerosis[^]? Food[]']</text:p>
          </table:table-cell>
        </table:table-row>
        <table:table-row table:style-name="ro1">
          <table:table-cell office:value-type="string" calcext:value-type="string">
            <text:p>No</text:p>
          </table:table-cell>
          <table:table-cell office:value-type="float" office:value="35" calcext:value-type="float">
            <text:p>35</text:p>
          </table:table-cell>
          <table:table-cell office:value-type="float" office:value="34" calcext:value-type="float">
            <text:p>34</text:p>
          </table:table-cell>
          <table:table-cell office:value-type="float" office:value="11" calcext:value-type="float">
            <text:p>11</text:p>
          </table:table-cell>
          <table:table-cell office:value-type="string" calcext:value-type="string">
            <text:p>34_irek_mahendran_india_contact</text:p>
          </table:table-cell>
          <table:table-cell office:value-type="string" calcext:value-type="string">
            <text:p>['irek', 'mahendran', 'india', 'contact', 'rajagopal', 'vcmfcwin', 'software', 'solutions', 'developments', 'rawas', 'mhmoud', 'details', '32', 'looking', 'eng', 'bombay', 'vc', 'systems', 'api', 'mail']</text:p>
          </table:table-cell>
          <table:table-cell office:value-type="string" calcext:value-type="string">
            <text:p>['Hi Irek, Mahendran RajaGopal India. Good experience Vc++/MFC/Win 32 API developments. Looking mail .', 'Hi Irek, Mahendran RajaGopal India. Good experience Vc++/MFC/Win 32 API developments. Looking mail . Kind Regards, Mahendran', 'offering unbeatable combination custom software development solutions, systems reengineering ISO9001 compliant QA (Quality Assurance) services. clients range size single individual large organizations including government structures. strong knowledge in: - Back Office (Dynamic) Content Management systems, - E-Commerce E-Learning Solutions - Database design connectivity - Network management monitoring - Security - Trading systems - Multimedia Game Development - Mobile Technologies would appreciate opportunity show help and/or company meet goals. Please feel free contact us telephone +31 6 10974323 email info@facticiusnous.com Sincerely, Facticius Nous Ltd. Team.']</text:p>
          </table:table-cell>
        </table:table-row>
        <table:table-row table:style-name="ro1">
          <table:table-cell office:value-type="string" calcext:value-type="string">
            <text:p>No</text:p>
          </table:table-cell>
          <table:table-cell office:value-type="float" office:value="36" calcext:value-type="float">
            <text:p>36</text:p>
          </table:table-cell>
          <table:table-cell office:value-type="float" office:value="35" calcext:value-type="float">
            <text:p>35</text:p>
          </table:table-cell>
          <table:table-cell office:value-type="float" office:value="11" calcext:value-type="float">
            <text:p>11</text:p>
          </table:table-cell>
          <table:table-cell office:value-type="string" calcext:value-type="string">
            <text:p>35_silverlight_print_pdf_footernote</text:p>
          </table:table-cell>
          <table:table-cell office:value-type="string" calcext:value-type="string">
            <text:p>['silverlight', 'print', 'pdf', 'footernote', 'width', 'part', 'page', 'significant', 'document', '100', 'save', 'pages', 'looked', 'report', 'option', 'files', 'landscape', '11in', '8in', 'eend']</text:p>
          </table:table-cell>
          <table:table-cell office:value-type="string" calcext:value-type="string">
            <text:p>['Hi, wanted render report Landscape save report pdf. set height 8in width 11in save pdf, every page getting divided 2 parts. anyone help regard. Thanks, Satish.', 'hi guys pdf document 1000 pages. want print document patches, means first want print 100 pages , 100 on. cannot find option , one tell solve issued thanks advance hello', 'significant reason. went microsoft site seeking information get message silverlight required. significant problems microsoft \'upgrades improvements\' looked elsewhere. expect school ratings looking microsoft web page anyhow. addition found non silverlight version least part another page. "Hell full, came back!"']</text:p>
          </table:table-cell>
        </table:table-row>
        <table:table-row table:style-name="ro1">
          <table:table-cell office:value-type="string" calcext:value-type="string">
            <text:p>Yes </text:p>
          </table:table-cell>
          <table:table-cell office:value-type="float" office:value="37" calcext:value-type="float">
            <text:p>37</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36_contract_requirements_client_completion</text:p>
          </table:table-cell>
          <table:table-cell office:value-type="string" calcext:value-type="string">
            <text:p>['contract', 'requirements', 'client', 'completion', 'month', 'delivery', 'always', 'contracting', 'rah', 'underestimate', 'software', 'work', 'additional', 'end', 'years', 'stupidity', 'first', 'document', 'sure', 'completely']</text:p>
          </table:table-cell>
          <table:table-cell office:value-type="string" calcext:value-type="string">
            <text:p>["Hello, first post. came advice regarding casual contract work programmers. I'm recent graduate, took casual contract organisation sole developer build non-commercial Java application would pay set amount completion project. nature software development work - shifting requirements, debugging ongoing maintenance, etc. - little worried nature contract, knew people fairly well trusted fair, really needed work! Well, requirements continue shift, new things added project, time-frame kept expanding, eventually paid less less per hour end barely worth time (and know say them!). question is: one else experience kind contract, experience like? handle contractual relationship requirements continued added changed? completely idiotic take contract conditions kind work? Thanks much! R.", 'thought might good place post this. Please let know I\'m posting wrong place. I\'m developing first software medical research group. software overly complex, basically front connecting database. hardest thing admit, I\'m finally getting feet wet programming since graduating college (B.S. Computer Engineering). Anyhow, said group going pay time effort program. thus far informal situation. day job group\'s office administrator, fellowship coordinator receptionist (don\'t ask...it pays bill helping grad school right now). I\'m completely naive, concern contract place? so, types terms would reasonable? imagine program need updated new version point time (the researchers hard time making mind "vision" program is)...and rightfully concerned without contract I\'m locking years maintaining software without additional pay. completely trust respect researchers...but end day, know comes much research budget left friendships darned. next question mean I\'m self-employed person contracting out? would make sense company? pros and/or cons each? First time free lancing software developing...any suggestions end getting bamboozled? Thanks! ~~~~~~~~~~~~~~~~~~~~~~~~~~~~~~~~~~~~~~~~~~~~~~~~~~~~~~~ Overworked, underpaid, glorified "secretary"', 'Everyone makes beginner mistakes beginners. embarrassed; learn experience move on. * Always contract. Always. nothing else make sure document spells detail exactly party expects other; simplest cases may email message. (_when_, really) changes, equally important update document. * Read Weinberg\'s Secrets Consulting, book I\'ve given gift least 10 times years. One important lesson gain "The answer client query, \'Can this?\' always: \'Yes: cost you.\'" cost may time cash number things. always surprises people are/aren\'t willing pay for; make sure set price makes happy respond, "Sure, works." * Get money front. common breakdowns "half advance, half completion" though projects may be, "x% signing; x% [some midpoint, see end result look like; x% completion." clear contract "completion" looks like. might think it\'s, "The site live!" client may believe is, "When CEO approves it" year long sabbatical.']</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2">00/00/0000</text:date>, <text:time style:data-style-name="N2" text:time-value="16:36:54.57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6-22T17:39:24.585000000</dc:date>
    <meta:editing-duration>PT15M41S</meta:editing-duration>
    <meta:editing-cycles>3</meta:editing-cycles>
    <meta:document-statistic meta:table-count="1" meta:cell-count="272" meta:object-count="0"/>
  </office:meta>
</office:document-meta>
</file>